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8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5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6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8" style:family="paragraph" style:parent-style-name="Table_20_Contents">
      <style:text-properties fo:font-size="12p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reak-before="page"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01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202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203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204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205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20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0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1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1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1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1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5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6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7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8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9" style:family="paragraph" style:parent-style-name="Table_20_Contents">
      <style:paragraph-properties fo:margin-top="0cm" fo:margin-bottom="0.499cm" style:contextual-spacing="false"/>
    </style:style>
    <style:style style:name="P220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21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22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23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24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25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26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9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0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1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60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6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8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0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71" style:family="paragraph" style:parent-style-name="Standard" style:list-style-name="L60"/>
    <style:style style:name="P272" style:family="paragraph" style:parent-style-name="Standard" style:list-style-name="L61"/>
    <style:style style:name="P273" style:family="paragraph" style:parent-style-name="Standard" style:list-style-name="L62"/>
    <style:style style:name="P274" style:family="paragraph" style:parent-style-name="Standard" style:list-style-name="L62">
      <style:text-properties fo:font-weight="normal" style:font-weight-asian="normal" style:font-weight-complex="normal"/>
    </style:style>
    <style:style style:name="P275" style:family="paragraph" style:parent-style-name="Standard" style:list-style-name="L75">
      <style:text-properties fo:font-size="12pt" style:font-size-asian="12pt" style:font-size-complex="12pt"/>
    </style:style>
    <style:style style:name="P276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77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278" style:family="paragraph" style:parent-style-name="Standard" style:list-style-name="L77">
      <style:text-properties fo:font-size="12pt" style:text-underline-style="solid" style:text-underline-width="auto" style:text-underline-color="font-color" style:font-size-asian="12pt" style:font-size-complex="12pt"/>
    </style:style>
    <style:style style:name="P27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5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6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8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9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0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5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6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7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8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299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3cee44"/>
    </style:style>
    <style:style style:name="P30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01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302" style:family="paragraph" style:parent-style-name="Standard">
      <style:paragraph-properties fo:background-color="transparent">
        <style:background-image/>
      </style:paragraph-properties>
      <style:text-properties officeooo:paragraph-rsid="003e975c"/>
    </style:style>
    <style:style style:name="P303" style:family="paragraph" style:parent-style-name="Standard">
      <style:paragraph-properties fo:background-color="transparent">
        <style:background-image/>
      </style:paragraph-properties>
      <style:text-properties officeooo:paragraph-rsid="003f8d07"/>
    </style:style>
    <style:style style:name="P304" style:family="paragraph" style:parent-style-name="Standard">
      <style:paragraph-properties fo:background-color="transparent">
        <style:background-image/>
      </style:paragraph-properties>
      <style:text-properties officeooo:paragraph-rsid="004021e4"/>
    </style:style>
    <style:style style:name="P305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306" style:family="paragraph" style:parent-style-name="Standard">
      <style:paragraph-properties fo:background-color="transparent">
        <style:background-image/>
      </style:paragraph-properties>
      <style:text-properties officeooo:paragraph-rsid="0042bdb6"/>
    </style:style>
    <style:style style:name="P30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5ab61"/>
    </style:style>
    <style:style style:name="P30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17e8d"/>
    </style:style>
    <style:style style:name="P309" style:family="paragraph" style:parent-style-name="Standard">
      <style:paragraph-properties fo:background-color="transparent">
        <style:background-image/>
      </style:paragraph-properties>
      <style:text-properties officeooo:paragraph-rsid="0049c252"/>
    </style:style>
    <style:style style:name="P310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311" style:family="paragraph" style:parent-style-name="Standard">
      <style:paragraph-properties fo:background-color="transparent">
        <style:background-image/>
      </style:paragraph-properties>
      <style:text-properties officeooo:paragraph-rsid="004acb95"/>
    </style:style>
    <style:style style:name="P312" style:family="paragraph" style:parent-style-name="Standard">
      <style:paragraph-properties fo:background-color="transparent">
        <style:background-image/>
      </style:paragraph-properties>
      <style:text-properties officeooo:paragraph-rsid="004c6eff"/>
    </style:style>
    <style:style style:name="P313" style:family="paragraph" style:parent-style-name="Standard" style:list-style-name="L78">
      <style:paragraph-properties fo:background-color="transparent">
        <style:background-image/>
      </style:paragraph-properties>
      <style:text-properties officeooo:paragraph-rsid="004cd121"/>
    </style:style>
    <style:style style:name="P314" style:family="paragraph" style:parent-style-name="Standard" style:list-style-name="L78">
      <style:paragraph-properties fo:background-color="transparent">
        <style:background-image/>
      </style:paragraph-properties>
      <style:text-properties officeooo:paragraph-rsid="004e943d"/>
    </style:style>
    <style:style style:name="P315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316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31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1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20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3e975c" style:font-size-asian="12pt" style:font-size-complex="12pt"/>
    </style:style>
    <style:style style:name="P321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3e975c" officeooo:paragraph-rsid="003e975c" style:font-size-asian="12pt" style:font-size-complex="12pt"/>
    </style:style>
    <style:style style:name="P32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4ed331" officeooo:paragraph-rsid="004ed331" style:font-size-asian="12pt" style:font-size-complex="12pt"/>
    </style:style>
    <style:style style:name="P32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2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28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3e975c" style:font-size-asian="12pt" style:font-style-asian="italic" style:font-size-complex="12pt" style:font-style-complex="italic"/>
    </style:style>
    <style:style style:name="P329" style:family="paragraph" style:parent-style-name="Table_20_Contents" style:list-style-name="L57"/>
    <style:style style:name="P330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3cee4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3f8d07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417e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42bdb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45ab61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45c08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45df5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47606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47a39a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49c252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4c6eff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4cd121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4e1430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4e943d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500369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officeooo:rsid="00500369" fo:background-color="#ffff00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512323" fo:background-color="#ffff00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e975c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84373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c252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acb95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font-name="Liberation Sans" style:text-underline-style="none"/>
    </style:style>
    <style:style style:name="T75" style:family="text">
      <style:text-properties style:font-name="Liberation Sans" style:text-underline-style="none" fo:background-color="#f9f9f9"/>
    </style:style>
    <style:style style:name="T7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77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78" style:family="text">
      <style:text-properties style:font-name="Liberation Sans" fo:language="ru" fo:country="RU" fo:font-weight="normal" style:font-weight-asian="normal" style:font-weight-complex="normal"/>
    </style:style>
    <style:style style:name="T79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80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81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8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8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84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85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style:font-name="Liberation Sans" fo:font-weight="normal" style:font-weight-asian="normal" style:font-weight-complex="normal"/>
    </style:style>
    <style:style style:name="T87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8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8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90" style:family="text">
      <style:text-properties fo:font-variant="normal" fo:text-transform="none" fo:color="#000000" fo:letter-spacing="normal" fo:font-style="normal" fo:font-weight="normal"/>
    </style:style>
    <style:style style:name="T91" style:family="text">
      <style:text-properties fo:font-variant="normal" fo:text-transform="none" fo:color="#000000" fo:letter-spacing="normal" fo:font-style="normal" fo:font-weight="normal" fo:background-color="#ffff00"/>
    </style:style>
    <style:style style:name="T9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9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95" style:family="text">
      <style:text-properties fo:font-style="italic" fo:background-color="#ffff00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background-color="#ffff00"/>
    </style:style>
    <style:style style:name="T98" style:family="text">
      <style:text-properties fo:color="#ff0000"/>
    </style:style>
    <style:style style:name="T99" style:family="text">
      <style:text-properties fo:color="#ff0000" fo:background-color="transparent"/>
    </style:style>
    <style:style style:name="T100" style:family="text">
      <style:text-properties fo:color="#00ff00"/>
    </style:style>
    <style:style style:name="T101" style:family="text">
      <style:text-properties style:use-window-font-color="true"/>
    </style:style>
    <style:style style:name="T102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0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105" style:family="text">
      <style:text-properties style:font-name-asian="Liberation Sans1" style:font-name-complex="Liberation Sans1"/>
    </style:style>
    <style:style style:name="T106" style:family="text">
      <style:text-properties fo:background-color="transparent"/>
    </style:style>
    <style:style style:name="T107" style:family="text">
      <style:text-properties fo:language="en" fo:country="US" fo:font-style="normal" style:text-underline-style="none" style:font-style-asian="normal" style:font-style-complex="normal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none"/>
    </style:style>
    <style:style style:name="T110" style:family="text">
      <style:text-properties style:font-name="Liberation Sans2"/>
    </style:style>
    <style:style style:name="T111" style:family="text">
      <style:text-properties style:font-name="Liberation Sans1" style:font-name-asian="Liberation Sans1" style:font-name-complex="Liberation Sans1"/>
    </style:style>
    <style:style style:name="T112" style:family="text">
      <style:text-properties fo:color="#ff00ff"/>
    </style:style>
    <style:style style:name="T113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114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15" style:family="text">
      <style:text-properties officeooo:rsid="00255ad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7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3496157205143373213" text:style-name="L1">
        <text:list-item>
          <text:p text:style-name="P220">установить Ruby для Windows, запускать через виндозный cmd</text:p>
          <text:p text:style-name="P220">&gt;&gt;&gt; показать Start/Run/cmd</text:p>
        </text:list-item>
        <text:list-item>
          <text:p text:style-name="P220">установить cygwin и получить линукс под виндой</text:p>
        </text:list-item>
        <text:list-item>
          <text:p text:style-name="P220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231221059018048148" text:style-name="L2">
        <text:list-item>
          <text:p text:style-name="P221">установка</text:p>
        </text:list-item>
        <text:list-item>
          <text:p text:style-name="P221">удаление</text:p>
        </text:list-item>
        <text:list-item>
          <text:p text:style-name="P221">обновление</text:p>
        </text:list-item>
        <text:list-item>
          <text:p text:style-name="P221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4179576423668407936" text:style-name="L3">
        <text:list-item>
          <text:p text:style-name="P222">имеющий подсветку синтаксиса для данного языка</text:p>
        </text:list-item>
        <text:list-item>
          <text:p text:style-name="P222">позволяющий задавать <text:span text:style-name="T1">формат конца строки</text:span>.</text:p>
        </text:list-item>
      </text:list>
      <text:p text:style-name="P8"/>
      <text:list xml:id="list4649016679123410236" text:style-name="L4">
        <text:list-item>
          <text:p text:style-name="P223">emacs (swiss army knife)</text:p>
        </text:list-item>
        <text:list-item>
          <text:p text:style-name="P223">sublime text (есть подсказки по языковым конструкциям!)</text:p>
        </text:list-item>
        <text:list-item>
          <text:p text:style-name="P223">Edit Plus</text:p>
        </text:list-item>
        <text:list-item>
          <text:p text:style-name="P223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4243517840708567619" text:style-name="L5">
        <text:list-header>
          <text:p text:style-name="P279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593776445017500817" text:style-name="L6">
        <text:list-header>
          <text:p text:style-name="P280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7">Занятие 2</text:p>
            <text:p text:style-name="P157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3632238777348592831" text:style-name="L7">
        <text:list-item>
          <text:p text:style-name="P249">консольные утилиты </text:p>
        </text:list-item>
      </text:list>
      <text:list xml:id="list2839051105090584004" text:style-name="L8">
        <text:list-item>
          <text:p text:style-name="P250">gui (tk) – Oh, no!</text:p>
        </text:list-item>
        <text:list-item>
          <text:p text:style-name="P250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9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3453185932812283977" text:style-name="L9">
        <text:list-item>
          <text:p text:style-name="P251">буквы</text:p>
        </text:list-item>
        <text:list-item>
          <text:p text:style-name="P251">цифры (не может быть первой)</text:p>
        </text:list-item>
        <text:list-item>
          <text:p text:style-name="P251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90"><text:tab/></text:span><text:span text:style-name="T92">S</text:span><text:span text:style-name="T90">tring, Array</text:span><text:span text:style-name="T91">, Hash</text:span></text:p>
      <text:p text:style-name="P25"><text:tab/>Enumerable, Comparable</text:p>
      <text:p text:style-name="P2"><text:span text:style-name="T90"><text:tab/></text:span><text:span text:style-name="T92">M</text:span><text:span text:style-name="T9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7">Занятие 3</text:p>
            <text:p text:style-name="P157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3414403205720373968" text:style-name="L10">
        <text:list-item>
          <text:p text:style-name="P252">что такое irb и ri?</text:p>
        </text:list-item>
        <text:list-item>
          <text:p text:style-name="P252">в hello.upcase, как называется часть upcase (ответ: метод)</text:p>
        </text:list-item>
        <text:list-item>
          <text:p text:style-name="P252">какая разница между # и . перед названием метода при обращении в ri: например String#upcase и String.new</text:p>
        </text:list-item>
        <text:list-item>
          <text:p text:style-name="P252">Чем отличаются переменные от констант</text:p>
        </text:list-item>
        <text:list-item>
          <text:p text:style-name="P252">Как именуются переменные, каким регулярным выражением вы бы это описали. Ответ: [_a-z][A-Za-z_0-9]</text:p>
        </text:list-item>
        <text:list-item>
          <text:p text:style-name="P252">Как именуются константы, опишите это регулярным выражением. Ответ: [A-Z][A-Za-z_0-9]</text:p>
        </text:list-item>
        <text:list-item>
          <text:p text:style-name="P252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5220714372179675563" text:style-name="L11">
        <text:list-item>
          <text:p text:style-name="P253">допустимые значения и свойства</text:p>
        </text:list-item>
        <text:list-item>
          <text:p text:style-name="P253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4748371290078483311" text:style-name="L12">
        <text:list-item>
          <text:p text:style-name="P254">численные: Integer, Float, Fixnum (&lt;Integer), Bignum (&lt;Integer), Numeric</text:p>
        </text:list-item>
        <text:list-item>
          <text:p text:style-name="P254">строковые String</text:p>
        </text:list-item>
        <text:list-item>
          <text:p text:style-name="P254">логические (булевские = boolean): FalseClass, TrueClass</text:p>
        </text:list-item>
        <text:list-item>
          <text:p text:style-name="P259">File, IO, Symbol</text:p>
        </text:list-item>
        <text:list-item>
          <text:p text:style-name="P259">Array</text:p>
        </text:list-item>
        <text:list-item>
          <text:p text:style-name="P259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634144951319065112" text:style-name="L13">
        <text:list-item>
          <text:p text:style-name="P255">Dictionary, PartOfSpeechDictionary</text:p>
        </text:list-item>
        <text:list-item>
          <text:p text:style-name="P255">Sentence</text:p>
        </text:list-item>
        <text:list-item>
          <text:p text:style-name="P255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402093619606426063" text:style-name="L14">
        <text:list-item>
          <text:p text:style-name="P256">динамическая типизация (shell, awk, ruby, python,...) /dynamically typed language/</text:p>
        </text:list-item>
        <text:list-item>
          <text:p text:style-name="P256">статическая типизация (С, Java)</text:p>
        </text:list-item>
      </text:list>
      <text:p text:style-name="P25"/>
      <text:p text:style-name="P25">При статической типизации</text:p>
      <text:list xml:id="list3993971785618825772" text:style-name="L15">
        <text:list-item>
          <text:p text:style-name="P257">тип переменной задается сразу</text:p>
          <text:p text:style-name="P285">пример в C: int a = 20</text:p>
        </text:list-item>
        <text:list-item>
          <text:p text:style-name="P257">тип переменной нельзя изменить в процессе работы</text:p>
        </text:list-item>
      </text:list>
      <text:p text:style-name="P148">пример: a = “now this is a string” </text:p>
      <text:list xml:id="list125652331839922" text:continue-numbering="true" text:style-name="L15">
        <text:list-header>
          <text:p text:style-name="P283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338124966566525935" text:style-name="L16">
        <text:list-item>
          <text:list>
            <text:list-item>
              <text:p text:style-name="P258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97">expression-that-is-</text:span><text:span text:style-name="T95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99">user</text:span>/bin/ruby</text:p>
      <text:p text:style-name="P2"><text:soft-page-break/></text:p>
      <text:p text:style-name="P2">while line = gets</text:p>
      <text:p text:style-name="P2"><text:s text:c="4"/><text:span text:style-name="T97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99">elseif</text:span> line &lt; 0 <text:s/><text:span text:style-name="T98"># line is a string</text:span></text:p>
      <text:p text:style-name="P2"><text:s text:c="7"/>puts line + “ is a negative number”</text:p>
      <text:p text:style-name="P2"><text:s text:c="4"/><text:span text:style-name="T98">elseif</text:span> line == “0”</text:p>
      <text:p text:style-name="P2"><text:s text:c="7"/>puts line + “ is zero”</text:p>
      <text:p text:style-name="P2"><text:s text:c="4"/><text:span text:style-name="T98">elseif</text:span> # should be else</text:p>
      <text:p text:style-name="P2"><text:s text:c="7"/>puts “#{line} is a negative number”</text:p>
      <text:p text:style-name="P2"><text:s text:c="4"/># <text:span text:style-name="T98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7">Занятие 4</text:p>
            <text:p text:style-name="P157">(60 мин)</text:p>
          </table:table-cell>
        </table:table-row>
      </table:table>
      <text:p text:style-name="P28"/>
      <text:p text:style-name="P28">Вопросы:</text:p>
      <text:p text:style-name="P28"/>
      <text:list xml:id="list4758047605348944736" text:style-name="L17">
        <text:list-item>
          <text:p text:style-name="P260">На что влияет тип данных?</text:p>
        </text:list-item>
        <text:list-item>
          <text:p text:style-name="P260">Как Руби знает, к какому типу относится тот или иной программный объект?</text:p>
        </text:list-item>
      </text:list>
      <text:list xml:id="list5498914543596619149" text:style-name="L18">
        <text:list-item>
          <text:p text:style-name="P286">В двойных/одинарных кавычках это … ? – String</text:p>
        </text:list-item>
        <text:list-item>
          <text:p text:style-name="P286">В квадратных скобках это … ? – Array</text:p>
        </text:list-item>
        <text:list-item>
          <text:p text:style-name="P286">В фигурный скобках это ... ? -- Hash</text:p>
        </text:list-item>
        <text:list-item>
          <text:p text:style-name="P286">Как задать диапазон? – .. или ...</text:p>
        </text:list-item>
      </text:list>
      <text:list xml:id="list125651572615887" text:continue-list="list4758047605348944736" text:style-name="L17">
        <text:list-item>
          <text:p text:style-name="P260">Можно ли изменить тип переменной в программе?</text:p>
        </text:list-item>
        <text:list-item>
          <text:p text:style-name="P260">Назовите некоторые методы, которые преобразуют объект к другому типу? – (to_s, to_i, to_f, to_a)</text:p>
        </text:list-item>
        <text:list-item>
          <text:p text:style-name="P260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60">Что такое интерполяция и где ее использовать?</text:p>
        </text:list-item>
        <text:list-item>
          <text:p text:style-name="P260">Почему оператор условия if называется оператором ветвления?</text:p>
        </text:list-item>
        <text:list-item>
          <text:p text:style-name="P260">Сколько веток и какие могут быть в if?</text:p>
        </text:list-item>
        <text:list-item>
          <text:p text:style-name="P260">Имеет ли значение порядок ветвей в if?</text:p>
        </text:list-item>
        <text:list-item>
          <text:p text:style-name="P260">Назовите операторы сравнения: </text:p>
        </text:list-item>
      </text:list>
      <text:list xml:id="list1281062661446131711" text:style-name="L19">
        <text:list-item>
          <text:p text:style-name="P287">ответ: &lt; &gt; == !=</text:p>
        </text:list-item>
      </text:list>
      <text:list xml:id="list125651957071639" text:continue-list="list125651572615887" text:style-name="L17">
        <text:list-item>
          <text:p text:style-name="P260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60">Почему то, что возвращает оператор =~ , можно использовать в условии?</text:p>
        </text:list-item>
        <text:list-item>
          <text:p text:style-name="P260">Что у руби является true и что false?</text:p>
        </text:list-item>
        <text:list-item>
          <text:p text:style-name="P260">Зачем нужны циклы?</text:p>
        </text:list-item>
        <text:list-item>
          <text:p text:style-name="P260">При каком условии выполняется тело цикла while? Сколько раз он выполняется?</text:p>
        </text:list-item>
        <text:list-item>
          <text:p text:style-name="P260">Когда заканчивается цикл while?</text:p>
        </text:list-item>
        <text:list-item>
          <text:p text:style-name="P260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100">NP</text:span>)</text:p>
          </table:table-cell>
          <table:table-cell table:style-name="Table3.C2" office:value-type="string">
            <text:p text:style-name="P151">False (<text:span text:style-name="T100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98">NP</text:span>)</text:p>
          </table:table-cell>
          <table:table-cell table:style-name="Table3.C2" office:value-type="string">
            <text:p text:style-name="P150">tp: <text:span text:style-name="T98">NP</text:span> = <text:span text:style-name="T100">NP</text:span></text:p>
          </table:table-cell>
          <table:table-cell table:style-name="Table3.C2" office:value-type="string">
            <text:p text:style-name="P150">fp: <text:span text:style-name="T98">NP</text:span> != <text:span text:style-name="T100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98">non-NP</text:span>)</text:p>
          </table:table-cell>
          <table:table-cell table:style-name="Table3.C2" office:value-type="string">
            <text:p text:style-name="P150">fn: <text:span text:style-name="T98">non-NP </text:span><text:span text:style-name="T101">!= </text:span><text:span text:style-name="T100">NP</text:span></text:p>
          </table:table-cell>
          <table:table-cell table:style-name="Table3.C2" office:value-type="string">
            <text:p text:style-name="P150"><text:span text:style-name="T101">tn: </text:span><text:span text:style-name="T98">non-NP</text:span> = <text:span text:style-name="T100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7">Занятие 6</text:p>
            <text:p text:style-name="P157">(60 мин)</text:p>
          </table:table-cell>
        </table:table-row>
      </table:table>
      <text:p text:style-name="P28"/>
      <text:p text:style-name="P28">Раздаточный материал:</text:p>
      <text:list xml:id="list1091325733447075834" text:style-name="L20">
        <text:list-item>
          <text:p text:style-name="P261">lesson.06.tar.bz2</text:p>
        </text:list-item>
        <text:list-item>
          <text:p text:style-name="P261"/>
        </text:list-item>
        <text:list-item>
          <text:p text:style-name="P261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7">Занятие 7</text:p>
            <text:p text:style-name="P157"/>
          </table:table-cell>
        </table:table-row>
      </table:table>
      <text:p text:style-name="P28"/>
      <text:p text:style-name="P37">Раздаточный материал</text:p>
      <text:p text:style-name="P37"/>
      <text:list xml:id="list5879596644802226117" text:style-name="L21">
        <text:list-item>
          <text:p text:style-name="P267">lesson.07.tar.bz2</text:p>
        </text:list-item>
        <text:list-item>
          <text:p text:style-name="P269">dictester.all.tar.bz2 (дапм всего DicTester --all)</text:p>
        </text:list-item>
        <text:list-item>
          <text:p text:style-name="P269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2587266388801295915" text:style-name="L22">
        <text:list-item>
          <text:p text:style-name="P262">правильное VBD заканчиватся на ED: confuse -&gt; confused</text:p>
        </text:list-item>
        <text:list-item>
          <text:p text:style-name="P262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2955250097005048413" text:style-name="L23">
        <text:list-item>
          <text:p text:style-name="P263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10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7">p.55 и lesson.14 в старом курсе, можно взять без изменений</text:p>
      <text:p text:style-name="P187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96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105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105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7">Занятие 8</text:p>
            <text:p text:style-name="P157">(90 минут)</text:p>
          </table:table-cell>
        </table:table-row>
      </table:table>
      <text:p text:style-name="P21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714788052847184340" text:style-name="L24">
        <text:list-item>
          <text:p text:style-name="P264">lesson.08.tar.bz2</text:p>
        </text:list-item>
        <text:list-item>
          <text:p text:style-name="P264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6339839816598972359" text:style-name="L25">
        <text:list-item>
          <text:p text:style-name="P268">Что есть массив и в чем его отличие от просто переменной?</text:p>
        </text:list-item>
        <text:list-item>
          <text:p text:style-name="P268">Как объявить массив? Зачем объявлять массив?</text:p>
        </text:list-item>
        <text:list-item>
          <text:p text:style-name="P268">Как создать массив? Как создать массив строк?</text:p>
        </text:list-item>
        <text:list-item>
          <text:p text:style-name="P268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8">Как получить содержимое какой-то ячейки массива? И как положить значение в ячейку?</text:p>
        </text:list-item>
        <text:list-item>
          <text:p text:style-name="P268">Можно ли получать или назначать значения сразу нескольким элементам массива?</text:p>
        </text:list-item>
        <text:list-item>
          <text:p text:style-name="P268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8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8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7">Занятие 9</text:p>
            <text:p text:style-name="P157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7189848686340698620" text:style-name="L26">
        <text:list-item>
          <text:p text:style-name="P265">lesson.09.tar.bz2</text:p>
        </text:list-item>
        <text:list-item>
          <text:p text:style-name="P265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674417574949320277" text:style-name="L27">
        <text:list-item>
          <text:p text:style-name="P266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9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106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3374010582907339846" text:style-name="L28">
        <text:list-item>
          <text:p text:style-name="P224">метод Kernel#load</text:p>
        </text:list-item>
        <text:list-item>
          <text:p text:style-name="P224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96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97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7">Занятие 10</text:p>
            <text:p text:style-name="P157">(90 минут)</text:p>
          </table:table-cell>
        </table:table-row>
      </table:table>
      <text:p text:style-name="P69"/>
      <text:p text:style-name="P159">Раздаточный материал</text:p>
      <text:p text:style-name="P159"/>
      <text:list xml:id="list5159459723804050649" text:style-name="L29">
        <text:list-item>
          <text:p text:style-name="P317">lesson.10.tar.bz2</text:p>
        </text:list-item>
      </text:list>
      <text:p text:style-name="P154"/>
      <text:p text:style-name="P159">Вопросы</text:p>
      <text:p text:style-name="P159"/>
      <text:list xml:id="list6563400506615237077" text:style-name="L30">
        <text:list-item>
          <text:p text:style-name="P323">Сколько времени ушло на ДЗ на этой неделе?</text:p>
        </text:list-item>
        <text:list-item>
          <text:p text:style-name="P323">Просмотрели ли презентацию до конца и есть ли вопросы? Что стоит рассмотреть сейчас?</text:p>
        </text:list-item>
        <text:list-item>
          <text:p text:style-name="P323">Что общего в методах, имена которых оканчиваются на знак вопроса?</text:p>
        </text:list-item>
        <text:list-item>
          <text:p text:style-name="P323">О чем говорит знак ! в имени метода?</text:p>
        </text:list-item>
        <text:list-item>
          <text:p text:style-name="P323">Все ли методы, оканчивающиеся на ! изменяют объект, к которому применяются?</text:p>
        </text:list-item>
        <text:list-item>
          <text:p text:style-name="P323">Назовите какие-нибудь методы объектов класса Array? И что они делают?</text:p>
        </text:list-item>
        <text:list-item>
          <text:p text:style-name="P323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0">Разбор задания word_lengths_1.rb</text:p>
      <text:p text:style-name="P160"/>
      <text:p text:style-name="P162">см. lesson.10/word_lengths/</text:p>
      <text:p text:style-name="P162"/>
      <text:p text:style-name="P161">Результаты могут отличаться в зависимости от того, в какой кодировке приходит текст и как руби распознает эту кодировку.</text:p>
      <text:p text:style-name="P161"/>
      <text:p text:style-name="P161">кодировка файла data/words.txt UTF-8</text:p>
      <text:p text:style-name="P161"/>
      <text:list xml:id="list5051897315949970810" text:style-name="L31">
        <text:list-item>
          <text:p text:style-name="P324">lengths.with_cp1252 - <text:s/>длины вычислены неправильно</text:p>
        </text:list-item>
        <text:list-item>
          <text:p text:style-name="P32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1"/>
      <text:p text:style-name="P160">Разбор задания word_lengths_2.rb</text:p>
      <text:p text:style-name="P160"/>
      <text:p text:style-name="P168">Нарисовать красивую картинку, показывающую структуру данных</text:p>
      <text:p text:style-name="P168"/>
      <text:p text:style-name="P154">Обращение к элементу вложенного массива</text:p>
      <text:p text:style-name="P154"><text:tab/>lengths[i][j]</text:p>
      <text:p text:style-name="P154"/>
      <text:p text:style-name="P160">Разбор задания extract_nth_sentence.rb</text:p>
      <text:p text:style-name="P160"/>
      <text:p text:style-name="P162">Вопросы:</text:p>
      <text:list xml:id="list8779436944880667138" text:style-name="L32">
        <text:list-item>
          <text:p text:style-name="P326">Как определить каждое 10е предложение в тексте?</text:p>
        </text:list-item>
        <text:list-item>
          <text:p text:style-name="P326">Нужно ли накапливать предложения?</text:p>
        </text:list-item>
      </text:list>
      <text:p text:style-name="P162"/>
      <text:p text:style-name="P162"><text:soft-page-break/>Что если использовать остаток от деления? Будет ли тот же результат?</text:p>
      <text:p text:style-name="P162"/>
      <text:p text:style-name="P162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8193382288343509539" text:style-name="L33">
        <text:list-item>
          <text:p text:style-name="P318">глобальная переменная @nth</text:p>
        </text:list-item>
        <text:list-item>
          <text:p text:style-name="P318">внешняя библиотека optparse</text:p>
        </text:list-item>
        <text:list-item>
          <text:p text:style-name="P318">опция --help</text:p>
        </text:list-item>
        <text:list-item>
          <text:p text:style-name="P318">опция --each-nth=NUMBER</text:p>
        </text:list-item>
      </text:list>
      <text:p text:style-name="P154"/>
      <text:p text:style-name="P160">Разобрать непонятные слайды</text:p>
      <text:p text:style-name="P160"/>
      <text:p text:style-name="P154">Те слайды, которые были даны на самостоятельное изучение.</text:p>
      <text:p text:style-name="P154"/>
      <text:p text:style-name="P160">Отображение множества</text:p>
      <text:p text:style-name="P160"/>
      <text:p text:style-name="P163">Картинка 1: два множества, слева символы в нижнем регистре, справа - в верхнем</text:p>
      <text:p text:style-name="P164"/>
      <text:p text:style-name="P164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3">Картинка 2: два множества, слева слова, справа - длины слов (есть повторы)</text:p>
      <text:p text:style-name="P163"/>
      <text:p text:style-name="P164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07"/>
      <text:list xml:id="list2179747200317868467" text:style-name="L34">
        <text:list-item>
          <text:p text:style-name="P288">map <text:s text:c="5"/><text:span text:style-name="T107">map!</text:span></text:p>
        </text:list-item>
        <text:list-item>
          <text:p text:style-name="P288">collect <text:s text:c="2"/><text:span text:style-name="T107">collect!</text:span></text:p>
        </text:list-item>
      </text:list>
      <text:p text:style-name="P20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96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9">[“1”, “uno”, “234”, “dos”].map do |el|</text:p>
      <text:p text:style-name="P169"><text:s text:c="4"/>if el =~ /^\d+$/</text:p>
      <text:p text:style-name="P169"><text:s text:c="6"/>el.to_i</text:p>
      <text:p text:style-name="P169"><text:s text:c="4"/>else</text:p>
      <text:p text:style-name="P169"><text:s text:c="6"/>el.upcase</text:p>
      <text:p text:style-name="P169"><text:s text:c="4"/>end</text:p>
      <text:p text:style-name="P169"><text:s text:c="3"/>“HELLO” <text:s/># что произойдет, если добавить эту строку?</text:p>
      <text:p text:style-name="P169">end</text:p>
      <text:p text:style-name="P168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9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8"/>
      <text:p text:style-name="P206"/>
      <text:p text:style-name="P209">Задания на Array#map</text:p>
      <text:p text:style-name="P209"/>
      <text:p text:style-name="P211">Задание: Дано теггированное предложение. Как вывести его без тегов? Как вывести только теги (только цепочка тегов, без слов)?</text:p>
      <text:p text:style-name="P210"/>
      <text:p text:style-name="P211"><text:tab/>не используя String#gsub на всем предложении</text:p>
      <text:p text:style-name="P206"><text:tab/>можно использовать String#match, Array#index, Array#split, String#gsub</text:p>
      <text:p text:style-name="P206"/>
      <text:p text:style-name="P206"><text:tab/>Что есть в тексте есть фразы as_ well_RB ?</text:p>
      <text:p text:style-name="P206"/>
      <text:p text:style-name="P206">ответ: lesson.10/untag.rb</text:p>
      <text:p text:style-name="P206"/>
      <text:p text:style-name="P206"><text:span text:style-name="T106">Домашнее</text:span><text:span text:style-name="T97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7">Занятие 11</text:p>
            <text:p text:style-name="P157">(90 минут)</text:p>
          </table:table-cell>
        </table:table-row>
      </table:table>
      <text:p text:style-name="P69"/>
      <text:p text:style-name="P159">Раздаточный материал</text:p>
      <text:p text:style-name="P159"/>
      <text:list xml:id="list125652651381162" text:continue-list="list5159459723804050649" text:style-name="L29">
        <text:list-item>
          <text:p text:style-name="P317">lesson.11.tar.bz2</text:p>
        </text:list-item>
      </text:list>
      <text:p text:style-name="P154"/>
      <text:p text:style-name="P159">Вопросы</text:p>
      <text:p text:style-name="P159"/>
      <text:list xml:id="list1174835560836003237" text:style-name="L35">
        <text:list-item>
          <text:p text:style-name="P325">Сколько времени ушло на ДЗ на этой неделе?</text:p>
        </text:list-item>
        <text:list-item>
          <text:p text:style-name="P325">Для чего предназначен Array#map?</text:p>
        </text:list-item>
        <text:list-item>
          <text:p text:style-name="P325">Есть ли парный опасный метод Array#map! ?</text:p>
        </text:list-item>
        <text:list-item>
          <text:p text:style-name="P325">Чем отличается Array#values_at от Array#slice (Array#[]) ?</text:p>
        </text:list-item>
      </text:list>
      <text:p text:style-name="P161"/>
      <text:p text:style-name="P165">Краткий разбор задания extract_random_subcorpus.2.rb</text:p>
      <text:p text:style-name="P165"/>
      <text:p text:style-name="P161">lesson.10/subcorpus/extract_random_subcorpus.2.rb</text:p>
      <text:p text:style-name="P161"/>
      <text:p text:style-name="P161">нарисовать структуры данных и показать, как одно работает через другое.</text:p>
      <text:p text:style-name="P161"/>
      <text:p text:style-name="P166">Квантор всеобщности и квантор существования?</text:p>
      <text:p text:style-name="P168"/>
      <text:p text:style-name="P169">Array#include? = Array#member?</text:p>
      <text:p text:style-name="P169"/>
      <text:p text:style-name="P169">pets = %w{ bat dog cat cow wombat }</text:p>
      <text:p text:style-name="P169">pets.include?('dog') #=&gt; true</text:p>
      <text:p text:style-name="P169"/>
      <text:p text:style-name="P169">Array#all? – позволяет проверить, что все элементы удовлетворяют некоторому условию.</text:p>
      <text:p text:style-name="P169"/>
      <text:p text:style-name="P169">Например, все ли слова содержат букву “a”</text:p>
      <text:p text:style-name="P169"/>
      <text:p text:style-name="P169">pets.all? {|pet|</text:p>
      <text:p text:style-name="P169"><text:tab/>pet =~ /a/</text:p>
      <text:p text:style-name="P169">}</text:p>
      <text:p text:style-name="P169"/>
      <text:p text:style-name="P169">#=&gt; false</text:p>
      <text:p text:style-name="P169"/>
      <text:p text:style-name="P169">Вопрос: Каким будет результат следующей операции?</text:p>
      <text:p text:style-name="P169"/>
      <text:p text:style-name="P169">pets.all? {|pet|</text:p>
      <text:p text:style-name="P169"><text:tab/>pet =~ /[ieaou]/</text:p>
      <text:p text:style-name="P169">}</text:p>
      <text:p text:style-name="P169"/>
      <text:p text:style-name="P169">#=&gt; true.</text:p>
      <text:p text:style-name="P169"/>
      <text:p text:style-name="P169"><text:s/></text:p>
      <text:p text:style-name="P169">Array#any? – проверяет, есть ли <text:span text:style-name="T1">хотя бы один</text:span> элемент, удовлетворяющий данному <text:soft-page-break/>условию.</text:p>
      <text:p text:style-name="P169"/>
      <text:p text:style-name="P169">tags = [“NN”, “VBG”, “JJing”]</text:p>
      <text:p text:style-name="P169"/>
      <text:p text:style-name="P169">Надо выполнить что-либо, если у слова есть глагольные теги.</text:p>
      <text:p text:style-name="P169"/>
      <text:p text:style-name="P169">плохо</text:p>
      <text:p text:style-name="P169"/>
      <text:p text:style-name="P169">if tags.include?(“VB”) || tags.include?(“VBZ”)</text:p>
      <text:p text:style-name="P169"><text:s text:c="3"/>|| tags.include?(“VBD”) || tags.include?(“VBN”)</text:p>
      <text:p text:style-name="P169"><text:s text:c="3"/>|| tags.include?(“VBG”)</text:p>
      <text:p text:style-name="P169">then</text:p>
      <text:p text:style-name="P169"><text:s text:c="3"/># do smthing</text:p>
      <text:p text:style-name="P169">end</text:p>
      <text:p text:style-name="P169"/>
      <text:p text:style-name="P169">лучше, но все еще не очень хорошо: громоздко</text:p>
      <text:p text:style-name="P169"/>
      <text:p text:style-name="P169">tags.each do |tag|</text:p>
      <text:p text:style-name="P169"><text:tab/>if tag =~ /^V/</text:p>
      <text:p text:style-name="P169"><text:tab/><text:tab/># do smthing</text:p>
      <text:p text:style-name="P169"><text:tab/><text:tab/># ...</text:p>
      <text:p text:style-name="P169"><text:tab/><text:tab/>break <text:s/># Вопрос: зачем здесь break?</text:p>
      <text:p text:style-name="P169"><text:tab/>end</text:p>
      <text:p text:style-name="P169">end</text:p>
      <text:p text:style-name="P169"/>
      <text:p text:style-name="P169">правильно</text:p>
      <text:p text:style-name="P169"/>
      <text:p text:style-name="P169">if tags.any? { |tag| tag =~ /^V/ }</text:p>
      <text:p text:style-name="P169"><text:s text:c="4"/># do something</text:p>
      <text:p text:style-name="P169">end </text:p>
      <text:p text:style-name="P169"/>
      <text:p text:style-name="P169">Другие способы проверить наличие элемента в массиве</text:p>
      <text:p text:style-name="P169"/>
      <text:p text:style-name="P169">pets = %w{ bat dog cat cow wombat }</text:p>
      <text:p text:style-name="P169"/>
      <text:p text:style-name="P169">Объясните, почему это работает?</text:p>
      <text:p text:style-name="P169"/>
      <text:p text:style-name="P169">if pets.index('bat')</text:p>
      <text:p text:style-name="P169"><text:s text:c="4"/># мы здесь</text:p>
      <text:p text:style-name="P169">end</text:p>
      <text:p text:style-name="P169"/>
      <text:p text:style-name="P169">if pets.index('aircraft')</text:p>
      <text:p text:style-name="P169"><text:s text:c="4"/># сюда мы не попадем</text:p>
      <text:p text:style-name="P169">end</text:p>
      <text:p text:style-name="P169"/>
      <text:p text:style-name="P169">Array#index(val) – возвращает положение самой левой (первой) встречи val</text:p>
      <text:p text:style-name="P169">Array#rindex(val) – самой правой (последней)</text:p>
      <text:p text:style-name="P169">возвращаемый номер позиции всегда от начала слова (то есть, слева)</text:p>
      <text:p text:style-name="P169">Аналогичным образом работают эти же методы для класса String</text:p>
      <text:p text:style-name="P169">String#index</text:p>
      <text:p text:style-name="P169"><text:soft-page-break/>String#rindex</text:p>
      <text:p text:style-name="P169"/>
      <text:p text:style-name="P169">Закончите код</text:p>
      <text:p text:style-name="P169"/>
      <text:p text:style-name="P169">if “abrakadabra”.index(“k”) …</text:p>
      <text:p text:style-name="P169"><text:tab/>puts “В этом слове одна буква k”</text:p>
      <text:p text:style-name="P169">end</text:p>
      <text:p text:style-name="P169"/>
      <text:p text:style-name="P169">ответ</text:p>
      <text:p text:style-name="P169">if “abrakadabra”.index(“k”) == “abrakadabra”.rindex(“k”) <text:s/># 4 == 4</text:p>
      <text:p text:style-name="P169"><text:tab/>puts “В этом слове одна буква k”</text:p>
      <text:p text:style-name="P169">end</text:p>
      <text:p text:style-name="P169"/>
      <text:p text:style-name="P169">if “abrakadabra”.index(“b”) ...</text:p>
      <text:p text:style-name="P169"><text:tab/>puts “В этом слове больше одной буквы b”</text:p>
      <text:p text:style-name="P169">end</text:p>
      <text:p text:style-name="P169"/>
      <text:p text:style-name="P169">ответ</text:p>
      <text:p text:style-name="P169"/>
      <text:p text:style-name="P169">if “abrakadabra”.index(“b”) != “abrakadabra”.rindex(“b”) # 1 != 8</text:p>
      <text:p text:style-name="P169"><text:tab/>puts “В этом слове больше одной буквы b”</text:p>
      <text:p text:style-name="P169">end</text:p>
      <text:p text:style-name="P169"/>
      <text:p text:style-name="P169"/>
      <text:p text:style-name="P167">Задания</text:p>
      <text:p text:style-name="P167"/>
      <text:p text:style-name="P211">Из файла lesson.11/searching/text.txt выведите предложения, содержащие хотя бы одно слово в середине, написанное в Titlecase.</text:p>
      <text:p text:style-name="P169"/>
      <text:p text:style-name="P169">не используя String#=~ на все предложение. представьте предложение в виде массива слов.</text:p>
      <text:p text:style-name="P169"/>
      <text:p text:style-name="P169">ответ: finding/select_sent_with_titlecase_inside.rb</text:p>
      <text:p text:style-name="P169">ответ:finding/select_sent_with_titlecase_inside.2.rb <text:s/>с использованием Array#shift</text:p>
      <text:p text:style-name="P169"/>
      <text:p text:style-name="P172">Selecting element(s)</text:p>
      <text:p text:style-name="P172"/>
      <text:p text:style-name="P170">Как найти и выбрать из массива элемент(ы), удовлетворяющие некоторому условию?</text:p>
      <text:p text:style-name="P170"/>
      <text:p text:style-name="P212"><text:span text:style-name="T106">Даны среднемесячные температуры в г. Надыме. Как</text:span> <text:span text:style-name="T106">найти первую положительную температуру,</text:span></text:p>
      <text:p text:style-name="P170"/>
      <text:p text:style-name="P170"><text:s/>temperatures = [-19.6, -18.2, -11.8, -7.6, 1.2, 10.6, 16.0, 12.1, 4.9, -19, -20, -25]</text:p>
      <text:p text:style-name="P179"/>
      <text:p text:style-name="P170"><text:s/>temperatures.find {|el| el &gt; 0} <text:s/>#=&gt; 1.2</text:p>
      <text:p text:style-name="P170"/>
      <text:p text:style-name="P170">см. selecting/first_warm_month_temp.rb</text:p>
      <text:p text:style-name="P179"/>
      <text:p text:style-name="P169"><text:s/>см также Array#find <text:s/>= <text:s/>Array#detect</text:p>
      <text:p text:style-name="P169"><text:s/></text:p>
      <text:p text:style-name="P169"><text:soft-page-break/>чем Array#find отличается от Array#select?</text:p>
      <text:p text:style-name="P169">Что вернет следующий код?</text:p>
      <text:p text:style-name="P169"/>
      <text:p text:style-name="P170"><text:s/>temperatures.select {|temp| temp &gt; 0} </text:p>
      <text:p text:style-name="P170"><text:s/>#=&gt; [1.2, 10.6, 16.0, 12.1, 4.9]</text:p>
      <text:p text:style-name="P171"><text:span text:style-name="T106">то есть, </text:span><text:span text:style-name="T2">массив</text:span><text:span text:style-name="T106"> всех подходящих значений</text:span></text:p>
      <text:p text:style-name="P170"/>
      <text:p text:style-name="P170">см. также Array#grep</text:p>
      <text:p text:style-name="P177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7">Занятие 12</text:p>
            <text:p text:style-name="P157">(90 минут)</text:p>
          </table:table-cell>
        </table:table-row>
      </table:table>
      <text:p text:style-name="P11"/>
      <text:p text:style-name="P159">Раздаточный материал</text:p>
      <text:p text:style-name="P159"/>
      <text:list xml:id="list125652631820081" text:continue-list="list125652651381162" text:style-name="L29">
        <text:list-item>
          <text:p text:style-name="P317">lesson.12.tar.bz2</text:p>
        </text:list-item>
      </text:list>
      <text:p text:style-name="P154"/>
      <text:p text:style-name="P160">Вопросы</text:p>
      <text:list xml:id="list8417618582154807975" text:style-name="L36">
        <text:list-header>
          <text:p text:style-name="P327"/>
        </text:list-header>
        <text:list-item>
          <text:p text:style-name="P319">Зачем методу Array#sort нужен блок? Как работает (какой результат) sort без блока?</text:p>
        </text:list-item>
        <text:list-item>
          <text:p text:style-name="P319">Метод sort оперирует двумя аргументами (они в |a,b|). Что это за аргументы?</text:p>
        </text:list-item>
        <text:list-item>
          <text:p text:style-name="P31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19">Как Array#sort отсортирует массив массивов?</text:p>
        </text:list-item>
        <text:list-item>
          <text:p text:style-name="P319">Чем отличается Array#sort_by от Array#sort ?</text:p>
        </text:list-item>
        <text:list-item>
          <text:p text:style-name="P319">Чем отличаются методы Array#all? и Array#any?</text:p>
        </text:list-item>
        <text:list-item>
          <text:p text:style-name="P319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19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19">Правда ли, что метод index есть только у массивов? - нет, он есть и у String (см. ri index)</text:p>
        </text:list-item>
        <text:list-item>
          <text:p text:style-name="P319">Почему Array#index/rindex/find можно использовать в условиях? - они возвращают nil, если ничего не найдено</text:p>
        </text:list-item>
        <text:list-item>
          <text:p text:style-name="P319">Чем отличается Array#find от Array#select?</text:p>
        </text:list-item>
        <text:list-item>
          <text:p text:style-name="P31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1099037704567760242" text:style-name="L37">
        <text:list-item>
          <text:p text:style-name="P225">возможность абстрагироваться от деталей реализации</text:p>
        </text:list-item>
        <text:list-item>
          <text:p text:style-name="P225">более читабельный и более легко управляемый код</text:p>
        </text:list-item>
        <text:list-item>
          <text:p text:style-name="P225">возможность повторного использования (code reuse)</text:p>
          <text:p text:style-name="P225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6563118337682094244" text:style-name="L38">
        <text:list-item>
          <text:p text:style-name="P226">по значению (по копии)</text:p>
        </text:list-item>
        <text:list-item>
          <text:p text:style-name="P226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7">Занятие 13</text:p>
            <text:p text:style-name="P157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8730146524136411577" text:style-name="L39">
        <text:list-item>
          <text:p text:style-name="P238">lesson.13.tar.bz2</text:p>
        </text:list-item>
      </text:list>
      <text:p text:style-name="P4"/>
      <text:p text:style-name="P14">Вопросы</text:p>
      <text:p text:style-name="P4"/>
      <text:list xml:id="list6699045249591725926" text:style-name="L40">
        <text:list-item>
          <text:p text:style-name="P239">зачем нужны методы?</text:p>
        </text:list-item>
        <text:list-item>
          <text:p text:style-name="P239">что возвращает метод и как он это делает?</text:p>
        </text:list-item>
        <text:list-item>
          <text:p text:style-name="P239">сколько значений может вернуть метод в руби?</text:p>
        </text:list-item>
      </text:list>
      <text:list xml:id="list4150719986507140242" text:style-name="L41">
        <text:list-item>
          <text:p text:style-name="P24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25651605716268" text:continue-list="list6699045249591725926" text:style-name="L40">
        <text:list-item>
          <text:p text:style-name="P23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9">как взаимодействуют ОДНОИМЕННЫЕ переменные внутри метода с переменными вне этого метода?</text:p>
        </text:list-item>
        <text:list-item>
          <text:p text:style-name="P23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230777908037732078" text:style-name="L42">
        <text:list-item>
          <text:p text:style-name="P241">как задать глобальную переменную (для данного скрипта)? -- $name @name или константа</text:p>
        </text:list-item>
      </text:list>
      <text:list xml:id="list125651928780962" text:continue-list="list125651605716268" text:style-name="L40">
        <text:list-item>
          <text:p text:style-name="P239">можно ли определить метод, который не принимает никаких аргументов?</text:p>
        </text:list-item>
        <text:list-item>
          <text:p text:style-name="P239">как передаются аргументы в метод?</text:p>
        </text:list-item>
      </text:list>
      <text:list xml:id="list5043674233232554133" text:style-name="L43">
        <text:list-item>
          <text:p text:style-name="P242">позиционно</text:p>
        </text:list-item>
        <text:list-item>
          <text:p text:style-name="P242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8415614203935388621" text:style-name="L44">
        <text:list-item>
          <text:p text:style-name="P243">использует Array#max_by (см. также Array#max_by)</text:p>
        </text:list-item>
        <text:list-item>
          <text:p text:style-name="P24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5687962935092971988" text:style-name="L45">
        <text:list-item>
          <text:p text:style-name="P244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8643790574803259143" text:style-name="L46">
        <text:list-item>
          <text:p text:style-name="P245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8943648193112874964" text:style-name="L47">
        <text:list-item>
          <text:p text:style-name="P246">все сжато в одну операцию. так писать нельзя</text:p>
        </text:list-item>
        <text:list-item>
          <text:p text:style-name="P246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1513174478812843660" text:style-name="L48">
        <text:list-item>
          <text:p text:style-name="P247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1812874145822291192" text:style-name="L49">
        <text:list-item>
          <text:p text:style-name="P248">использует метод title?</text:p>
        </text:list-item>
        <text:list-item>
          <text:p text:style-name="P248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4288024832296327804" text:style-name="L50">
        <text:list-item>
          <text:p text:style-name="P227">метод изменяет сам объект</text:p>
        </text:list-item>
        <text:list-item>
          <text:p text:style-name="P227">метод выполняет какое-то действие, результат которого не важен</text:p>
          <text:p text:style-name="P227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7">Занятие 14</text:p>
            <text:p text:style-name="P157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96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7">Занятие 15</text:p>
            <text:p text:style-name="P157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125652302008644" text:continue-list="list8730146524136411577" text:style-name="L39">
        <text:list-item>
          <text:p text:style-name="P238">lesson.15.tar.bz2</text:p>
        </text:list-item>
      </text:list>
      <text:p text:style-name="P4"/>
      <text:p text:style-name="P14">Вопросы</text:p>
      <text:p text:style-name="P103"/>
      <text:list xml:id="list3248860793000870553" text:style-name="L51">
        <text:list-item>
          <text:p text:style-name="P270">какой/ие из методой более универсальны: upto/downto/step?</text:p>
        </text:list-item>
        <text:list-item>
          <text:p text:style-name="P270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70">как сделать методы еще более пригодными для повторного использования?</text:p>
        </text:list-item>
        <text:list-item>
          <text:p text:style-name="P270">как объявить модуль и методы в нем?</text:p>
        </text:list-item>
        <text:list-item>
          <text:p text:style-name="P270">как использовать модуль? – как загрузить модуль</text:p>
        </text:list-item>
        <text:list-item>
          <text:p text:style-name="P270">когда мы используем require, то что мы указываем, это имя файла или имя модуля?</text:p>
        </text:list-item>
        <text:list-item>
          <text:p text:style-name="P270">одно ли это и то же, использовать в команде require имя файла с расширением и без расширения?</text:p>
        </text:list-item>
        <text:list-item>
          <text:p text:style-name="P270">можно ли указывать в require путь к файлу? Нужно ли?</text:p>
        </text:list-item>
        <text:list-item>
          <text:p text:style-name="P270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96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7">Занятие 16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6234535415829898469" text:style-name="L52">
        <text:list-item>
          <text:p text:style-name="P228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7">Занятие 17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7110432164669125817" text:style-name="L53">
        <text:list-item>
          <text:p text:style-name="P229">lesson.17.tar.bz2</text:p>
        </text:list-item>
      </text:list>
      <text:list xml:id="list125652864817655" text:continue-list="list6234535415829898469" text:style-name="L52">
        <text:list-header>
          <text:p text:style-name="P281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93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96">нисходящем</text:span> <text:soft-page-break/>порядке по <text:span text:style-name="T96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97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97">|key, val|</text:span></text:p>
      <text:p text:style-name="P49"><text:tab/><text:span text:style-name="T97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97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7">Занятие 18</text:p>
            <text:p text:style-name="P157">(90 минут)</text:p>
          </table:table-cell>
        </table:table-row>
      </table:table>
      <text:p text:style-name="P154"/>
      <text:p text:style-name="P173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4"/>
      <text:p text:style-name="P170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0"><text:tab/>ответ: load_queries_6</text:p>
      <text:p text:style-name="P170">&gt;&gt;&gt; load_queries_6 содержит пример тернарной операции</text:p>
      <text:p text:style-name="P170"/>
      <text:p text:style-name="P172">find_words -- поиск</text:p>
      <text:p text:style-name="P172"/>
      <text:p text:style-name="P170">для нижеследующих заданий лучше использовать большой список queries (data/words.txt)</text:p>
      <text:p text:style-name="P170"/>
      <text:p text:style-name="P170">finding_queries_1 queries.txt</text:p>
      <text:p text:style-name="P215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15">time -p user=0.24</text:p>
      <text:p text:style-name="P170"/>
      <text:p text:style-name="P170">finding_queries_2</text:p>
      <text:p text:style-name="P216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16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16">time -p user=2215.42 (36min) (на words.txt)</text:p>
      <text:p text:style-name="P216"/>
      <text:p text:style-name="P107">finding_queries_3</text:p>
      <text:p text:style-name="P217">решение основано на finding_queries_2, но итерирование происходит по массиву слов предложения.</text:p>
      <text:p text:style-name="P217">time -p user=1232.39 (20min) (на words.txt)</text:p>
      <text:p text:style-name="P170"/>
      <text:p text:style-name="P170"><text:soft-page-break/>finding_queries_4</text:p>
      <text:p text:style-name="P214">хорошее решение, использующее хэш вместо массива. итерирование по словам предложения.</text:p>
      <text:p text:style-name="P214">time -p user=0.97 (1.5sec) (на words.txt)</text:p>
      <text:p text:style-name="P214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14">построение подстрок от заданной позиции, используя string[start, end]</text:p>
      <text:p text:style-name="P214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14">ответ: all_substrings_2</text:p>
      <text:p text:style-name="P170"/>
      <text:p text:style-name="P170">all_substrings_3</text:p>
      <text:p text:style-name="P218">генерация всех подстрок длин 3 из заданного слова, начиная от начала слова.</text:p>
      <text:p text:style-name="P21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7">Занятие 19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3915865776985084730" text:style-name="L54">
        <text:list-item>
          <text:p text:style-name="P230">lesson.19.tar.bz2</text:p>
        </text:list-item>
        <text:list-item>
          <text:p text:style-name="P230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7">Занятие 20</text:p>
            <text:p text:style-name="P157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25653375170251" text:continue-numbering="true" text:style-name="L54">
        <text:list-item>
          <text:p text:style-name="P230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109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7">Занятие 21</text:p>
            <text:p text:style-name="P157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8272587860005023072" text:style-name="L55">
        <text:list-item>
          <text:p text:style-name="P231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123907224975356772" text:style-name="L56">
        <text:list-item>
          <text:p text:style-name="P232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108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7">Занятие 22</text:p>
            <text:p text:style-name="P157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25652374992272" text:continue-list="list125653375170251" text:style-name="L54">
        <text:list-item>
          <text:p text:style-name="P282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110">ß</text:span> --&gt; SS но не всякое SS -&gt; <text:span text:style-name="T110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5">да</text:p>
          </table:table-cell>
          <table:table-cell table:style-name="Table22.C2" office:value-type="string">
            <text:p text:style-name="P175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6">лучше нет, чем да</text:p>
          </table:table-cell>
          <table:table-cell table:style-name="Table22.C2" office:value-type="string">
            <text:p text:style-name="P176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106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7">Занятие 23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25651644134090" text:continue-numbering="true" text:style-name="L54">
        <text:list-item>
          <text:p text:style-name="P230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9">Some things to think about when choosing between these mechanisms are:</text:p>
            <text:list xml:id="list2964215619092655966" text:style-name="L57">
              <text:list-item>
                <text:p text:style-name="P329">Do you just want stdout or do you need stderr as well? or even separated out? </text:p>
              </text:list-item>
              <text:list-item>
                <text:p text:style-name="P329">How big is your output? Do you want to hold the entire result in memory? </text:p>
              </text:list-item>
              <text:list-item>
                <text:p text:style-name="P329">Do you want to read some of your output while the subprocess is still running? </text:p>
              </text:list-item>
              <text:list-item>
                <text:p text:style-name="P329">Do you need result codes? </text:p>
              </text:list-item>
              <text:list-item>
                <text:p text:style-name="P330">Do you need a ruby object that represents the process and lets you kill it on demand? </text:p>
              </text:list-item>
            </text:list>
            <text:p text:style-name="P219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9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106"><text:tab/>IO</text:span>.<text:span text:style-name="T106">popen</text:span>("date") { <text:span text:style-name="T106">|io|</text:span> <text:span text:style-name="T106">puts</text:span> <text:span text:style-name="T106">io</text:span>.<text:span text:style-name="T10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106"><text:tab/>io = IO</text:span>.<text:span text:style-name="T10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9021792327880598795" text:style-name="L58">
        <text:list-item>
          <text:p text:style-name="P233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33">какие способы позволяют забрать выход выполненной программы? - `cmd`, <text:s/>%x{cmd}, IO.popen</text:p>
        </text:list-item>
        <text:list-item>
          <text:p text:style-name="P233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33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33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33">Годиться ли IO.popen для запуска только лишь одиночных команд? – нет, и для пайпов тоже</text:p>
        </text:list-item>
        <text:list-item>
          <text:p text:style-name="P233">Как передать данные на вход команде/пайпу, открытому при помощи IO.popen – IO#puts</text:p>
        </text:list-item>
        <text:list-item>
          <text:p text:style-name="P233">Как забрать данные? – IO#gets</text:p>
        </text:list-item>
        <text:list-item>
          <text:p text:style-name="P233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33"><text:s/>Как бороться с буферизацией? – stdbuf, --flush</text:p>
        </text:list-item>
        <text:list-item>
          <text:p text:style-name="P233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33">Какие режимы открывания файла/пайпа есть - r, w, a и r+, w+, a+</text:p>
        </text:list-item>
        <text:list-item>
          <text:p text:style-name="P233">чем отличается w от a?</text:p>
        </text:list-item>
        <text:list-item>
          <text:p text:style-name="P233">Как нужно открыть пайп, чтобы иметь возможность как писать в него, так и читать? – r+ или w+</text:p>
        </text:list-item>
        <text:list-item>
          <text:p text:style-name="P233">В чем отличие r+ от w+ – при открытии файла, r+ ругнется, если файла нет. w+ просто его создаст</text:p>
        </text:list-item>
        <text:list-item>
          <text:p text:style-name="P233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3753086686032678180" text:style-name="L59">
        <text:list-item>
          <text:p text:style-name="P234">еще раз рассказать, что assign_properties необязателен (изменен слайд 175)</text:p>
        </text:list-item>
        <text:list-item>
          <text:p text:style-name="P234">разбор assign_properties</text:p>
        </text:list-item>
        <text:list-item>
          <text:p text:style-name="P234"><text:soft-page-break/>разобрать скрипт verticalize</text:p>
        </text:list-item>
        <text:list-item>
          <text:p text:style-name="P234">объяснить: word, *tmp, tag = line.split</text:p>
        </text:list-item>
        <text:list-item>
          <text:p text:style-name="P234">реализовать restore_spaces (slide 178). показать, как его тестировать на исходном train.vert с эталонными тегами.</text:p>
          <text:p text:style-name="P234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105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105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111"><text:tab/>IO.popen([</text:span><text:span text:style-name="T112">env</text:span>,] cmd, mode="r" [, opt])</text:p>
      <text:p text:style-name="P2"/>
      <text:p text:style-name="P16"><text:span text:style-name="T10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7">Занятие 25</text:p>
            <text:p text:style-name="P157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7">Занятие 26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786379661829047690" text:style-name="L60">
        <text:list-item>
          <text:p text:style-name="P271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8411330127189659070" text:style-name="L61">
        <text:list-item>
          <text:p text:style-name="P272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72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72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72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72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72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72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72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6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103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103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6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!!! Вопрос: в какую скобку попадает год в следующем РВ?</text:span></text:span></text:p>
      <text:p text:style-name="P186"><text:span text:style-name="Source_20_Text"><text:span text:style-name="T8"/></text:span></text:p>
      <text:p text:style-name="P186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7">Занятие 27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7">Занятие 28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7">Занятие 29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012778678196434262" text:style-name="L62">
        <text:list-item>
          <text:p text:style-name="P273"><text:span text:style-name="Source_20_Text"><text:span text:style-name="T5">lesson.29.tar.bz2</text:span></text:span></text:p>
          <text:p text:style-name="P273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7">Занятие 30 и 31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25652401279539" text:continue-numbering="true" text:style-name="L62">
        <text:list-item>
          <text:p text:style-name="P274"><text:span text:style-name="Source_20_Text"><text:span text:style-name="T4">lesson.30.tar.bz2 (тест)</text:span></text:span></text:p>
        </text:list-item>
        <text:list-item>
          <text:p text:style-name="P274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113">Переделайте пример выше так, чтобы одна из скобок стала незахватывающей</text:span></text:span><text:span text:style-name="Source_20_Text"><text:span text:style-name="T114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73">m i x</text:span></text:span><text:span text:style-name="Source_20_Text"><text:span text:style-name="T5"> (NB: опция </text:span></text:span><text:span text:style-name="Source_20_Text"><text:span text:style-name="T73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113">Можно ли выключить опцию для конкретной скобки? </text:span></text:span><text:span text:style-name="Source_20_Text"><text:span text:style-name="T114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3"><text:tab/>&gt; "apple".match /(?:PP)l/i</text:span></text:span></text:p>
      <text:p text:style-name="Standard"><text:span text:style-name="Source_20_Text"><text:span text:style-name="T114"><text:tab/></text:span></text:span><text:span text:style-name="Source_20_Text"><text:span text:style-name="T113">&gt; "apple".match</text:span></text:span></text:p>
      <text:p text:style-name="Standard"><text:span text:style-name="Source_20_Text"><text:span text:style-name="T113"/></text:span></text:p>
      <text:p text:style-name="Standard"><text:span text:style-name="Source_20_Text"><text:span text:style-name="T113">Ответ:</text:span></text:span></text:p>
      <text:p text:style-name="Standard"><text:span text:style-name="Source_20_Text"><text:span text:style-name="T113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6"><text:span text:style-name="Source_20_Text"><text:span text:style-name="T5">13. </text:span></text:span><text:span text:style-name="Source_20_Text"><text:span text:style-name="T113">Что заметчит следующее РВ? И почему</text:span></text:span><text:span text:style-name="Source_20_Text"><text:span text:style-name="T114"> (опишите словами или подчеркните в </text:span></text:span><text:span text:style-name="Source_20_Text"><text:span text:style-name="T113">str</text:span></text:span><text:span text:style-name="Source_20_Text"><text:span text:style-name="T114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113">lesson.30/test_re_13</text:span></text:span><text:span text:style-name="Source_20_Text"><text:span text:style-name="T114">.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<text:tab/>&gt; str = "S p RING\nHas\nCome" </text:span></text:span></text:p>
      <text:p text:style-name="P186"><text:span text:style-name="Source_20_Text"><text:span text:style-name="T5"><text:tab/>&gt; re = /(?mx-i:[A-Z] .+ [A-Z])/</text:span></text:span></text:p>
      <text:p text:style-name="P186"><text:span text:style-name="Source_20_Text"><text:span text:style-name="T5"><text:tab/>&gt; str.match 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см. lesson.30/test_re_13</text:span></text:span></text:p>
      <text:p text:style-name="P186"><text:span text:style-name="Source_20_Text"><text:span text:style-name="T6"/></text:span></text:p>
      <text:p text:style-name="P186"><text:span text:style-name="Source_20_Text"><text:span text:style-name="T102">Ответ:</text:span></text:span></text:p>
      <text:p text:style-name="P186"><text:span text:style-name="Source_20_Text"><text:span text:style-name="T102"><text:tab/>1) /[A-Z]/ метчит “S”</text:span></text:span></text:p>
      <text:p text:style-name="P186"><text:span text:style-name="Source_20_Text"><text:span text:style-name="T102"><text:tab/>2) пробелы вокруг .+ игнорируются, так как включени режим /x</text:span></text:span></text:p>
      <text:p text:style-name="P186"><text:span text:style-name="Source_20_Text"><text:span text:style-name="T102"><text:tab/>3) /.+/ метчит “ p RING\nHas\n” так как включени /m которая позволяет метчить \s метасимволом /./</text:span></text:span></text:p>
      <text:p text:style-name="P186"><text:span text:style-name="Source_20_Text"><text:span text:style-name="T102"><text:tab/>4) [A-Z] метчит “C”</text:span></text:span></text:p>
      <text:p text:style-name="P186"><text:span text:style-name="Source_20_Text"><text:span text:style-name="T102"/></text:span></text:p>
      <text:p text:style-name="P186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80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79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8142323033641033169" text:style-name="L63">
        <text:list-item>
          <text:p text:style-name="P235">простая - вызывает себя непосредственно</text:p>
        </text:list-item>
        <text:list-item>
          <text:p text:style-name="P235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78">родитель </text:span></text:span><text:span text:style-name="Source_20_Text"><text:span text:style-name="T86">-&gt; </text:span></text:span><text:span text:style-name="Source_20_Text"><text:span text:style-name="T78">дочерние узлы, дочерние узлы в свою очередь являются родительскими для других узлов</text:span></text:span></text:p>
      <text:list xml:id="list125653201295592" text:continue-numbering="true" text:style-name="L63">
        <text:list-header>
          <text:p text:style-name="P289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8704463529931770968" text:style-name="L64">
        <text:list-item>
          <text:p text:style-name="P236">функция задана для некоторого начального значения a (base case)</text:p>
        </text:list-item>
        <text:list-item>
          <text:p text:style-name="P236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9"><text:span text:style-name="Source_20_Text"><text:span text:style-name="T78"><text:s text:c="5"/>{ <text:s text:c="2"/>f(k+1) = a * f(k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78">Вычисление a^5</text:span></text:span></text:p>
      <text:p text:style-name="P189"><text:span text:style-name="Source_20_Text"><text:span text:style-name="T72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&gt;&gt;&gt; рекуррентное определение - это forward recursion. </text:span></text:span></text:p>
      <text:p text:style-name="P186"><text:span text:style-name="Source_20_Text"><text:span text:style-name="T5">&gt;&gt;&gt; Дополнительно надо знать, когда остановиться (k стало равным n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Вопрос: Можно ли эту задачу решить используя цикл?</text:span></text:span></text:p>
      <text:p text:style-name="P186"><text:span text:style-name="Source_20_Text"><text:span text:style-name="T5">Ответ: да, см. power_loop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6"><text:span text:style-name="Source_20_Text"><text:span text:style-name="T5"/></text:span></text:p>
      <text:p text:style-name="P118"><text:span text:style-name="Source_20_Text"><text:span text:style-name="T86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78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78"/></text:span></text:p>
      <text:p text:style-name="P121"><text:span text:style-name="Source_20_Text"><text:span text:style-name="T82">Разделяй и властвуй</text:span></text:span><text:span text:style-name="Source_20_Text"><text:span text:style-name="T80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80"/></text:span></text:p>
      <text:p text:style-name="P121"><text:span text:style-name="Source_20_Text"><text:span text:style-name="T78">Backward recursion - от большей задачи через меньшие задачи мы приходим к base case.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78">f(n) = a^n для n&gt;=0</text:span></text:span></text:p>
      <text:p text:style-name="P121"><text:span text:style-name="Source_20_Text"><text:span text:style-name="T72"/></text:span></text:p>
      <text:p text:style-name="P2"><text:s text:c="5"/>{ <text:s text:c="2"/>f(0) = 1</text:p>
      <text:p text:style-name="P121"><text:span text:style-name="Source_20_Text"><text:span text:style-name="T78"><text:s text:c="5"/>{ <text:s text:c="2"/>f(k) = a * f(k-1)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78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72"/></text:span></text:p>
      <text:p text:style-name="P186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def power a, n</text:span></text:span></text:p>
      <text:p text:style-name="P186"><text:span text:style-name="Source_20_Text"><text:span text:style-name="T5"><text:tab/>if n == 0</text:span></text:span></text:p>
      <text:p text:style-name="P186"><text:span text:style-name="Source_20_Text"><text:span text:style-name="T5"><text:tab/><text:tab/>return 1</text:span></text:span></text:p>
      <text:p text:style-name="P186"><text:span text:style-name="Source_20_Text"><text:span text:style-name="T5"><text:tab/>else</text:span></text:span></text:p>
      <text:p text:style-name="P186"><text:span text:style-name="Source_20_Text"><text:span text:style-name="T5"><text:tab/><text:tab/>return a * power(a, n-1)</text:span></text:span></text:p>
      <text:p text:style-name="P186"><text:span text:style-name="Source_20_Text"><text:span text:style-name="T5"><text:tab/>end</text:span></text:span></text:p>
      <text:p text:style-name="P186"><text:soft-page-break/><text:span text:style-name="Source_20_Text"><text:span text:style-name="T5">end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puts </text:span></text:span><text:span text:style-name="Source_20_Text"><text:span text:style-name="T5">power(2,5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казать как трассировать рекурсию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Распечатать lectures/TracingRecursion.odp</text:span></text:span></text:p>
      <text:p text:style-name="P186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6"><text:span text:style-name="Source_20_Text"><text:span text:style-name="T5">power(2,5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  <table:table-cell table:style-name="Table43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4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3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2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1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0)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Задание: воспроизведите трассировку рекурсии для случая power(2,6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к таблице добавиться строка сверху, </text:span></text:span></text:p>
      <text:p text:style-name="P186"><text:span text:style-name="Source_20_Text"><text:span text:style-name="T5">&gt;&gt;&gt; power(2,6) | 2 | 32 | 64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6"><text:span text:style-name="Source_20_Text"><text:span text:style-name="T5"><text:tab/>if x == 1</text:span></text:span></text:p>
      <text:p text:style-name="P186"><text:span text:style-name="Source_20_Text"><text:span text:style-name="T5"><text:tab/><text:tab/>return a</text:span></text:span></text:p>
      <text:p text:style-name="P186"><text:span text:style-name="Source_20_Text"><text:span text:style-name="T5"><text:tab/>end</text:span></text:span></text:p>
      <text:p text:style-name="P186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">Base cases can be multiple.</text:span></text:span></text:p>
      <text:p text:style-name="P186"><text:span text:style-name="Source_20_Text"><text:span text:style-name="T5">Recursive calls can be multiple and different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http://en.wikipedia.org/wiki/Collatz_conjectu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6"><text:span text:style-name="Source_20_Text"><text:span text:style-name="T5">def power a, n</text:span></text:span></text:p>
            <text:p text:style-name="P186"><text:span text:style-name="Source_20_Text"><text:span text:style-name="T5"><text:tab/>if n == 0</text:span></text:span></text:p>
            <text:p text:style-name="P186"><text:span text:style-name="Source_20_Text"><text:span text:style-name="T5"><text:tab/><text:tab/>return 1</text:span></text:span></text:p>
            <text:p text:style-name="P186"><text:span text:style-name="Source_20_Text"><text:span text:style-name="T5"><text:tab/>elsif n == 1</text:span></text:span></text:p>
            <text:p text:style-name="P186"><text:span text:style-name="Source_20_Text"><text:span text:style-name="T5"><text:tab/><text:tab/>return a </text:span></text:span></text:p>
            <text:p text:style-name="P186"><text:span text:style-name="Source_20_Text"><text:span text:style-name="T5"><text:tab/>else</text:span></text:span></text:p>
            <text:p text:style-name="P186"><text:span text:style-name="Source_20_Text"><text:span text:style-name="T5"><text:tab/><text:tab/>return a * power(a, n-1)</text:span></text:span></text:p>
            <text:p text:style-name="P186"><text:span text:style-name="Source_20_Text"><text:span text:style-name="T5"><text:tab/>end</text:span></text:span></text:p>
            <text:p text:style-name="P186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6"><text:span text:style-name="Source_20_Text"><text:span text:style-name="T15">if (test for simple case) {</text:span></text:span></text:p>
            <text:p text:style-name="P186"><text:span text:style-name="Source_20_Text"><text:span text:style-name="T15"><text:tab/>Compute a simple solution without using recursion.</text:span></text:span></text:p>
            <text:p text:style-name="P186"><text:span text:style-name="Source_20_Text"><text:span text:style-name="T15">} else {</text:span></text:span></text:p>
            <text:p text:style-name="P186"><text:span text:style-name="Source_20_Text"><text:span text:style-name="T15"><text:tab/>Break the problem down into subproblems of the same form.</text:span></text:span></text:p>
            <text:p text:style-name="P186"><text:span text:style-name="Source_20_Text"><text:span text:style-name="T15"><text:tab/>Solve each of the subproblems by calling this function recursively.</text:span></text:span></text:p>
            <text:p text:style-name="P186"><text:span text:style-name="Source_20_Text"><text:span text:style-name="T15"><text:tab/>Reassemble the solutions to the subproblems into a solution for the whole.</text:span></text:span></text:p>
            <text:p text:style-name="P186"><text:span text:style-name="Source_20_Text"><text:span text:style-name="T15">}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/></text:span></text:p>
      <text:p text:style-name="P186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reverse(“bamboo”) #=&gt; oobmab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дсказка:</text:span></text:span></text:p>
      <text:p text:style-name="P186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6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6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6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  <table:table-cell table:style-name="Table44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6"><text:span text:style-name="Source_20_Text"><text:span text:style-name="T5">a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6"><text:span text:style-name="Source_20_Text"><text:span text:style-name="T5">m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  <table:table-cell table:style-name="Table44.A1" office:value-type="string">
            <text:p text:style-name="P186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Ответ: recursion/reverse_string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3">Задания</text:span></text:span></text:p>
      <text:p text:style-name="P186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86">ответ: lesson.31/recursion/factorial</text:span></text:span></text:p>
      <text:p text:style-name="P121"><text:span text:style-name="Source_20_Text"><text:span text:style-name="T5"/></text:span></text:p>
      <text:p text:style-name="P186"><text:span text:style-name="Source_20_Text"><text:span text:style-name="T59">Задания</text:span></text:span></text:p>
      <text:p text:style-name="P186"><text:span text:style-name="Source_20_Text"><text:span text:style-name="T59"/></text:span></text:p>
      <text:list xml:id="list7393307164214352662" text:style-name="WWNum72">
        <text:list-header>
          <text:p text:style-name="P284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7">Занятие 32</text:p>
            <text:p text:style-name="P157">(90 минут)</text:p>
          </table:table-cell>
        </table:table-row>
      </table:table>
      <text:p text:style-name="P111"><text:span text:style-name="Source_20_Text"><text:span text:style-name="T44"/></text:span></text:p>
      <text:p text:style-name="P111"><text:span text:style-name="Source_20_Text"><text:span text:style-name="T67">Раздаточный материал</text:span></text:span></text:p>
      <text:p text:style-name="P111"><text:span text:style-name="Source_20_Text"><text:span text:style-name="T67"/></text:span></text:p>
      <text:list xml:id="list2096694210968152812" text:style-name="L65">
        <text:list-item>
          <text:p text:style-name="P290"><text:span text:style-name="Source_20_Text"><text:span text:style-name="T51">lesson.32.tar.bz2</text:span></text:span></text:p>
        </text:list-item>
        <text:list-item>
          <text:p text:style-name="P290"><text:span text:style-name="Source_20_Text"><text:span text:style-name="T51">бланки с таблицей для трассировки рекурсии</text:span></text:span></text:p>
        </text:list-item>
      </text:list>
      <text:p text:style-name="P111"><text:span text:style-name="Source_20_Text"><text:span text:style-name="T44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8619906157347152011" text:style-name="L66">
        <text:list-item>
          <text:p text:style-name="P237">каждый stack frame требует памяти</text:p>
        </text:list-item>
        <text:list-item>
          <text:p text:style-name="P237">создание stack frame требует времени</text:p>
        </text:list-item>
      </text:list>
      <text:p text:style-name="P121"><text:span text:style-name="Source_20_Text"><text:span text:style-name="T77"/></text:span></text:p>
      <text:p text:style-name="P121"><text:span text:style-name="Source_20_Text"><text:span text:style-name="T81">&gt;&gt;&gt; здесь разобрать/сделать задания с предыдущих слайдов</text:span></text:span></text:p>
      <text:p text:style-name="P121"><text:span text:style-name="Source_20_Text"><text:span text:style-name="T81"/></text:span></text:p>
      <text:p text:style-name="P121"><text:span text:style-name="Source_20_Text"><text:span text:style-name="T83">Хвостовая рекурсия</text:span></text:span></text:p>
      <text:p text:style-name="P121"><text:span text:style-name="Source_20_Text"><text:span text:style-name="T84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96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1"/>
          </table:table-cell>
          <table:table-cell table:style-name="Table42.A1" office:value-type="string">
            <text:p text:style-name="P191">ждущее</text:p>
            <text:p text:style-name="P191">значение</text:p>
          </table:table-cell>
          <table:table-cell table:style-name="Table42.A1" office:value-type="string">
            <text:p text:style-name="P190">значение, пришедшее на возврате</text:p>
          </table:table-cell>
          <table:table-cell table:style-name="Table42.A1" office:value-type="string">
            <text:p text:style-name="P191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5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4, 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3, 4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2, 8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1, 16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86">power(2,0, 3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78">def reverse(str, res="") </text:span></text:span></text:p>
      <text:p text:style-name="P121"><text:span text:style-name="Source_20_Text"><text:span text:style-name="T78"><text:s text:c="2"/>if str.empty? </text:span></text:span></text:p>
      <text:p text:style-name="P121"><text:span text:style-name="Source_20_Text"><text:span text:style-name="T78"><text:s text:c="4"/>res </text:span></text:span></text:p>
      <text:p text:style-name="P121"><text:span text:style-name="Source_20_Text"><text:span text:style-name="T78"><text:s text:c="2"/>else </text:span></text:span></text:p>
      <text:p text:style-name="P121"><text:span text:style-name="Source_20_Text"><text:span text:style-name="T78"><text:s text:c="4"/>reverse(str[0..-2], res &lt;&lt; str[-1,1]) </text:span></text:span></text:p>
      <text:p text:style-name="P121"><text:span text:style-name="Source_20_Text"><text:span text:style-name="T78"><text:s text:c="2"/>end </text:span></text:span></text:p>
      <text:p text:style-name="P121"><text:span text:style-name="Source_20_Text"><text:span text:style-name="T78">end</text:span></text:span></text:p>
      <text:p text:style-name="P121"><text:span text:style-name="Source_20_Text"><text:span text:style-name="T72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1"/>
          </table:table-cell>
          <table:table-cell table:style-name="Table40.A1" office:value-type="string">
            <text:p text:style-name="P191">ждущее</text:p>
            <text:p text:style-name="P191">значение</text:p>
          </table:table-cell>
          <table:table-cell table:style-name="Table40.A1" office:value-type="string">
            <text:p text:style-name="P190">значение, пришедшее на возврате (берется из 4)</text:p>
          </table:table-cell>
          <table:table-cell table:style-name="Table40.A1" office:value-type="string">
            <text:p text:style-name="P191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6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59"/></text:span></text:p>
      <text:p text:style-name="P121"><text:span text:style-name="Source_20_Text"><text:span text:style-name="T85">Задания</text:span></text:span></text:p>
      <text:p text:style-name="P121"><text:span text:style-name="Source_20_Text"><text:span text:style-name="T59"/></text:span></text:p>
      <text:p text:style-name="P121"><text:span text:style-name="Source_20_Text"><text:span text:style-name="T78">Реализуйте метод, проверяющий, является ли данная строка палиндромом.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78"><text:tab/>palindrome?I(«civic») #=&gt; true</text:span></text:span></text:p>
      <text:p text:style-name="P121"><text:span text:style-name="Source_20_Text"><text:span text:style-name="T72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78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78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78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72"/></text:span></text:p>
      <text:p text:style-name="P121"><text:span text:style-name="Source_20_Text"><text:span text:style-name="T78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78">Сформулируйте базис рекурсии?</text:span></text:span></text:p>
      <text:p text:style-name="P189"><text:span text:style-name="Source_20_Text"><text:span text:style-name="T78">для какой строки задачу не нужно уменьшать, а можно сразу принять решение?</text:span></text:span></text:p>
      <text:p text:style-name="P189"><text:span text:style-name="Source_20_Text"><text:span text:style-name="T78">является ли палиндромом пустая строка? -- да,</text:span></text:span></text:p>
      <text:p text:style-name="P189"><text:span text:style-name="Source_20_Text"><text:span text:style-name="T78">является ли палиндромом строка, состоящая из одного символа? -- да</text:span></text:span></text:p>
      <text:p text:style-name="P189"><text:span text:style-name="Source_20_Text"><text:span text:style-name="T78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72"/></text:span></text:p>
      <text:p text:style-name="P121"><text:span text:style-name="Source_20_Text"><text:span text:style-name="T78">ответ: lesson.32/recursion/palindrome</text:span></text:span></text:p>
      <text:p text:style-name="P121"><text:span text:style-name="Source_20_Text"><text:span text:style-name="T78">слова для тестирования: palindrome.in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78">def palindrome? str </text:span></text:span></text:p>
      <text:p text:style-name="P121"><text:span text:style-name="Source_20_Text"><text:span text:style-name="T78"><text:s text:c="2"/>if str.length &lt; 2 </text:span></text:span></text:p>
      <text:p text:style-name="P121"><text:span text:style-name="Source_20_Text"><text:span text:style-name="T78"><text:s text:c="4"/>true </text:span></text:span></text:p>
      <text:p text:style-name="P121"><text:span text:style-name="Source_20_Text"><text:span text:style-name="T78"><text:s text:c="2"/>else </text:span></text:span></text:p>
      <text:p text:style-name="P121"><text:span text:style-name="Source_20_Text"><text:span text:style-name="T78"><text:s text:c="4"/>str.match /^(.)(.*)(.)$/ </text:span></text:span></text:p>
      <text:p text:style-name="P121"><text:span text:style-name="Source_20_Text"><text:span text:style-name="T78"><text:s text:c="4"/>head, body, tail = $~.captures </text:span></text:span></text:p>
      <text:p text:style-name="P121"><text:span text:style-name="Source_20_Text"><text:span text:style-name="T78"><text:s text:c="4"/>head == tail &amp;&amp; palindrome?(body) </text:span></text:span></text:p>
      <text:p text:style-name="P121"><text:span text:style-name="Source_20_Text"><text:span text:style-name="T78"><text:s text:c="2"/>end </text:span></text:span></text:p>
      <text:p text:style-name="P121"><text:span text:style-name="Source_20_Text"><text:span text:style-name="T78">end</text:span></text:span></text:p>
      <text:p text:style-name="P121"><text:span text:style-name="Source_20_Text"><text:span text:style-name="T72"/></text:span></text:p>
      <text:p text:style-name="P121"><text:span text:style-name="Source_20_Text"><text:span text:style-name="T80">Заполните таблицу трассировки для этой задачи на примере слова civic и trust</text:span></text:span></text:p>
      <text:p text:style-name="P121"><text:span text:style-name="Source_20_Text"><text:span text:style-name="T72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6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6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6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</table:table>
      <text:p text:style-name="P186"><text:span text:style-name="Source_20_Text"><text:span text:style-name="T59"/></text:span></text:p>
      <text:p text:style-name="P121"><text:span text:style-name="Source_20_Text"><text:span text:style-name="T80">Таблица трассировки для слова trust</text:span></text:span></text:p>
      <text:p text:style-name="P186"><text:span text:style-name="Source_20_Text"><text:span text:style-name="T59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6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6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6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6"><text:span text:style-name="Source_20_Text"><text:span text:style-name="T5">-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6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6"><text:span text:style-name="Source_20_Text"><text:span text:style-name="T59"/></text:span></text:p>
      <text:p text:style-name="P186"><text:span text:style-name="Source_20_Text"><text:span text:style-name="T59">Задание</text:span></text:span></text:p>
      <text:p text:style-name="P186"><text:soft-page-break/><text:span text:style-name="Source_20_Text"><text:span text:style-name="T59"/></text:span></text:p>
      <text:p text:style-name="P186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um_digits(2014) #=&gt; 7 # т.к. <text:s/>2+0+1+4 = 7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2/recursion/sum_digit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1">&gt;&gt;&gt; Нарисовать в виде дерева:</text:span></text:span></text:p>
      <text:p text:style-name="P186"><text:span text:style-name="Source_20_Text"><text:span text:style-name="T15"><text:s text:c="3"/>2014</text:span></text:span></text:p>
      <text:p text:style-name="P186"><text:span text:style-name="Source_20_Text"><text:span text:style-name="T15"><text:s text:c="3"/>| <text:s text:c="5"/>|</text:span></text:span></text:p>
      <text:p text:style-name="P186"><text:span text:style-name="Source_20_Text"><text:span text:style-name="T15">201 <text:s/>| 4</text:span></text:span></text:p>
      <text:p text:style-name="P186"><text:span text:style-name="Source_20_Text"><text:span text:style-name="T15"><text:s text:c="2"/>| <text:s text:c="2"/>\</text:span></text:span></text:p>
      <text:p text:style-name="P186"><text:span text:style-name="Source_20_Text"><text:span text:style-name="T15">20 | 1</text:span></text:span></text:p>
      <text:p text:style-name="P186"><text:span text:style-name="Source_20_Text"><text:span text:style-name="T15"><text:s/>| <text:s/>\</text:span></text:span></text:p>
      <text:p text:style-name="P186"><text:span text:style-name="Source_20_Text"><text:span text:style-name="T15">2 | 0</text:span></text:span></text:p>
      <text:p text:style-name="P186"><text:span text:style-name="Source_20_Text"><text:span text:style-name="T15"><text:s/>|</text:span></text:span></text:p>
      <text:p text:style-name="P186"><text:span text:style-name="Source_20_Text"><text:span text:style-name="T15">2 = base cas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ак получить значение последнего разряда? см. radix_sor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9">(домашнее) Задание*</text:span></text:span></text:p>
      <text:p text:style-name="P186"><text:span text:style-name="Source_20_Text"><text:span text:style-name="T59"/></text:span></text:p>
      <text:p text:style-name="P186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шаг 1: 1 + 7 + 2 + 9 #=&gt; 19</text:span></text:span></text:p>
      <text:p text:style-name="P186"><text:span text:style-name="Source_20_Text"><text:span text:style-name="T15"><text:tab/>шаг 2: 1 + 9 <text:s text:c="12"/>#=&gt; 10</text:span></text:span></text:p>
      <text:p text:style-name="P186"><text:span text:style-name="Source_20_Text"><text:span text:style-name="T15"><text:tab/>шаг 3: 1 + 0 <text:s text:c="12"/>#=&gt; 1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решении нельзя использовать циклы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3/recursion/digital_root_stub</text:span></text:span></text:p>
      <text:p text:style-name="P186"><text:span text:style-name="Source_20_Text"><text:span text:style-name="T15">ответ: lesson.33/recursion/digital_roo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ариация попроще: можно использовать цикл и sum_digits.</text:span></text:span></text:p>
      <text:p text:style-name="P186"><text:span text:style-name="Source_20_Text"><text:span text:style-name="T44"/></text:span></text:p>
      <text:p text:style-name="P186"><text:span text:style-name="Source_20_Text"><text:span text:style-name="T67">Задание</text:span></text:span></text:p>
      <text:p text:style-name="P186"><text:span text:style-name="Source_20_Text"><text:span text:style-name="T67"/></text:span></text:p>
      <text:p text:style-name="P186"><text:span text:style-name="Source_20_Text"><text:span text:style-name="T51">Взаимная рекурсия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6"><text:span text:style-name="Source_20_Text"><text:span text:style-name="T51"/></text:span></text:p>
      <text:p text:style-name="P186"><text:soft-page-break/><text:span text:style-name="Source_20_Text"><text:span text:style-name="T51">число является четным, если предшественник числа - нечетное число</text:span></text:span></text:p>
      <text:p text:style-name="P186"><text:span text:style-name="Source_20_Text"><text:span text:style-name="T51">число является нечетным, если оно не является четным</text:span></text:span></text:p>
      <text:p text:style-name="P186"><text:span text:style-name="Source_20_Text"><text:span text:style-name="T51">число 0 является четным</text:span></text:span></text:p>
      <text:list xml:id="list6985444384722286064" text:style-name="L67">
        <text:list-header>
          <text:p text:style-name="P291"><text:span text:style-name="Source_20_Text"><text:span text:style-name="T51"/></text:span></text:p>
        </text:list-header>
      </text:list>
      <text:p text:style-name="P186"><text:span text:style-name="Source_20_Text"><text:span text:style-name="T51">начальный скрипт: lesson.32/recursion/odd_or_even_stub</text:span></text:span></text:p>
      <text:p text:style-name="P186"><text:span text:style-name="Source_20_Text"><text:span text:style-name="T51">ответ: lesson.32/recursion/odd_or_even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def even? n</text:span></text:span></text:p>
      <text:p text:style-name="P186"><text:span text:style-name="Source_20_Text"><text:span text:style-name="T51"><text:s text:c="2"/>if n == 0</text:span></text:span></text:p>
      <text:p text:style-name="P186"><text:span text:style-name="Source_20_Text"><text:span text:style-name="T51"><text:s text:c="6"/>return true</text:span></text:span></text:p>
      <text:p text:style-name="P186"><text:span text:style-name="Source_20_Text"><text:span text:style-name="T51"><text:s text:c="3"/>else</text:span></text:span></text:p>
      <text:p text:style-name="P186"><text:span text:style-name="Source_20_Text"><text:span text:style-name="T51"><text:s text:c="6"/>return odd? n-1</text:span></text:span></text:p>
      <text:p text:style-name="P186"><text:span text:style-name="Source_20_Text"><text:span text:style-name="T51"><text:s text:c="3"/>end</text:span></text:span></text:p>
      <text:p text:style-name="P186"><text:span text:style-name="Source_20_Text"><text:span text:style-name="T51">end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def odd? n</text:span></text:span></text:p>
      <text:p text:style-name="P186"><text:span text:style-name="Source_20_Text"><text:span text:style-name="T51"><text:s text:c="2"/>if n == 1</text:span></text:span></text:p>
      <text:p text:style-name="P186"><text:span text:style-name="Source_20_Text"><text:span text:style-name="T51"><text:s text:c="4"/>return true</text:span></text:span></text:p>
      <text:p text:style-name="P186"><text:span text:style-name="Source_20_Text"><text:span text:style-name="T51"><text:s text:c="2"/>else</text:span></text:span></text:p>
      <text:p text:style-name="P186"><text:span text:style-name="Source_20_Text"><text:span text:style-name="T51"><text:s text:c="4"/>return even? n-1</text:span></text:span></text:p>
      <text:p text:style-name="P186"><text:span text:style-name="Source_20_Text"><text:span text:style-name="T51"><text:s text:c="2"/>end</text:span></text:span></text:p>
      <text:p text:style-name="P186"><text:span text:style-name="Source_20_Text"><text:span text:style-name="T51">end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см. lesson.32/recursion/odd_or_even_2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67">Задание</text:span></text:span></text:p>
      <text:p text:style-name="P186"><text:span text:style-name="Source_20_Text"><text:span text:style-name="T67"/></text:span></text:p>
      <text:p text:style-name="P186"><text:span text:style-name="Source_20_Text"><text:span text:style-name="T51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6"><text:span text:style-name="Source_20_Text"><text:span text:style-name="T51"/></text:span></text:p>
      <text:list xml:id="list2122699313608384239" text:style-name="L68">
        <text:list-item>
          <text:p text:style-name="P292"><text:span text:style-name="Source_20_Text"><text:span text:style-name="T51">если x делится без остатка на y, то y и есть НОД -- (базис рекурсии)</text:span></text:span></text:p>
        </text:list-item>
      </text:list>
      <text:p text:style-name="P186"><text:span text:style-name="Source_20_Text"><text:span text:style-name="T51"><text:tab/><text:tab/>x = k*y + 0</text:span></text:span></text:p>
      <text:p text:style-name="P186"><text:span text:style-name="Source_20_Text"><text:span text:style-name="T51"/></text:span></text:p>
      <text:list xml:id="list125652298681717" text:continue-numbering="true" text:style-name="L68">
        <text:list-item>
          <text:p text:style-name="P292"><text:span text:style-name="Source_20_Text"><text:span text:style-name="T51">в противном случае, НОД чисел x и y равен НОДелителю чисел y и остатка от деления x на y</text:span></text:span></text:p>
        </text:list-item>
      </text:list>
      <text:p text:style-name="P186"><text:span text:style-name="Source_20_Text"><text:span text:style-name="T51"/></text:span></text:p>
      <text:p text:style-name="P186"><text:span text:style-name="Source_20_Text"><text:span text:style-name="T51"><text:tab/><text:tab/>x = k*y + r, где r &gt; 0</text:span></text:span></text:p>
      <text:p text:style-name="P186"><text:span text:style-name="Source_20_Text"><text:span text:style-name="T51"><text:tab/><text:tab/>надо искать НОД чисел y и r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ответ: lesson.32/recursion/euclid_gcd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http://en.wikipedia.org/wiki/Euclidean_algorithm</text:span></text:span></text:p>
      <text:p text:style-name="P186"><text:span text:style-name="Source_20_Text"><text:span text:style-name="T51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7">Занятие 33</text:p>
            <text:p text:style-name="P157">(90 минут)</text:p>
          </table:table-cell>
        </table:table-row>
      </table:table>
      <text:p text:style-name="P186"><text:span text:style-name="Source_20_Text"><text:span text:style-name="T44"/></text:span></text:p>
      <text:p text:style-name="P186"><text:span text:style-name="Source_20_Text"><text:span text:style-name="T67">Раздаточный материал</text:span></text:span></text:p>
      <text:p text:style-name="P186"><text:span text:style-name="Source_20_Text"><text:span text:style-name="T67"/></text:span></text:p>
      <text:list xml:id="list9204945205370076512" text:style-name="L69">
        <text:list-item>
          <text:p text:style-name="P293"><text:span text:style-name="Source_20_Text"><text:span text:style-name="T51">lesson.33.tar.bz2</text:span></text:span></text:p>
        </text:list-item>
      </text:list>
      <text:p text:style-name="P186"><text:span text:style-name="Source_20_Text"><text:span text:style-name="T51"/></text:span></text:p>
      <text:p text:style-name="P186"><text:span text:style-name="Source_20_Text"><text:span text:style-name="T67">План занятия</text:span></text:span></text:p>
      <text:p text:style-name="P186"><text:span text:style-name="Source_20_Text"><text:span text:style-name="T67"/></text:span></text:p>
      <text:list xml:id="list5405291820602163062" text:style-name="L70">
        <text:list-item>
          <text:p text:style-name="P294"><text:span text:style-name="Source_20_Text"><text:span text:style-name="T51">Объявить сбор заданий от студентов!!! Иначе расстрел</text:span></text:span></text:p>
        </text:list-item>
      </text:list>
      <text:list xml:id="list8834585198675143372" text:style-name="L71">
        <text:list-item>
          <text:p text:style-name="P295"><text:span text:style-name="Source_20_Text"><text:span text:style-name="T51">Разбор задания про определение четного/нечетного. + вопрос для lesson.32/recursion/odd_or_even_2</text:span></text:span></text:p>
        </text:list-item>
        <text:list-item>
          <text:p text:style-name="P295"><text:span text:style-name="Source_20_Text"><text:span text:style-name="T51">Фибоначчи и мемоизация</text:span></text:span></text:p>
        </text:list-item>
        <text:list-item>
          <text:p text:style-name="P295"><text:span text:style-name="Source_20_Text"><text:span text:style-name="T51">Решение остальных задач по теме рекурсия со слайдов, которые не были решены</text:span></text:span></text:p>
        </text:list-item>
      </text:list>
      <text:p text:style-name="P186"><text:span text:style-name="Source_20_Text"><text:span text:style-name="T51"/></text:span></text:p>
      <text:p text:style-name="P186"><text:span text:style-name="Source_20_Text"><text:span text:style-name="T67">Вопросы</text:span></text:span></text:p>
      <text:p text:style-name="P186"><text:span text:style-name="Source_20_Text"><text:span text:style-name="T67"/></text:span></text:p>
      <text:p text:style-name="P186"><text:span text:style-name="Source_20_Text"><text:span text:style-name="T51">попросить показать как вычисляется факториал на примере колоды карты. Каждая карта это stack frame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1">TODO: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9">Задание: Кролики Фибоначчи</text:span></text:span></text:p>
      <text:p text:style-name="P186"><text:span text:style-name="Source_20_Text"><text:span text:style-name="T59"/></text:span></text:p>
      <text:p text:style-name="P186"><text:span text:style-name="Source_20_Text"><text:span text:style-name="T15">1202 год, Leonardo Fibonacci в трактате Liber Abbaci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6"><text:span text:style-name="Source_20_Text"><text:span text:style-name="T15">молодые кролики приобретают способность размножаться на 2 месяц от роду</text:span></text:span></text:p>
      <text:p text:style-name="P186"><text:span text:style-name="Source_20_Text"><text:span text:style-name="T15">кролики не умирают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счет на начало месяца!</text:span></text:span></text:p>
      <text:p text:style-name="P186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E2" office:value-type="string">
            <text:p text:style-name="P180">0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рт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E2" office:value-type="string">
            <text:p text:style-name="P180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2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й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3</text:p>
          </table:table-cell>
        </table:table-row>
        <text:soft-page-break/>
        <table:table-row>
          <table:table-cell table:style-name="Table41.A2" office:value-type="string">
            <text:p text:style-name="P192"><text:span text:style-name="Source_20_Text"><text:span text:style-name="T15">июнь</text:span></text:span></text:p>
          </table:table-cell>
          <table:table-cell table:style-name="Table41.A2" office:value-type="string">
            <text:p text:style-name="P180">2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2</text:p>
          </table:table-cell>
          <table:table-cell table:style-name="Table41.E2" office:value-type="string">
            <text:p text:style-name="P180">5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июль</text:span></text:span></text:p>
          </table:table-cell>
          <table:table-cell table:style-name="Table41.A2" office:value-type="string">
            <text:p text:style-name="P180">3</text:p>
          </table:table-cell>
          <table:table-cell table:style-name="Table41.A2" office:value-type="string">
            <text:p text:style-name="P180">2</text:p>
          </table:table-cell>
          <table:table-cell table:style-name="Table41.A2" office:value-type="string">
            <text:p text:style-name="P180">3</text:p>
          </table:table-cell>
          <table:table-cell table:style-name="Table41.E2" office:value-type="string">
            <text:p text:style-name="P180">8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0">5</text:p>
          </table:table-cell>
          <table:table-cell table:style-name="Table41.A2" office:value-type="string">
            <text:p text:style-name="P180">3</text:p>
          </table:table-cell>
          <table:table-cell table:style-name="Table41.A2" office:value-type="string">
            <text:p text:style-name="P180">5</text:p>
          </table:table-cell>
          <table:table-cell table:style-name="Table41.E2" office:value-type="string">
            <text:p text:style-name="P180">13</text:p>
          </table:table-cell>
        </table:table-row>
      </table:table>
      <text:p text:style-name="P186"><text:span text:style-name="Source_20_Text"><text:span text:style-name="T15"/></text:span></text:p>
      <text:p text:style-name="P186"><text:span text:style-name="Source_20_Text"><text:span text:style-name="T15">сколько будет кроликов в январе следующего года?</text:span></text:span></text:p>
      <text:p text:style-name="P186"><text:span text:style-name="Source_20_Text"><text:span text:style-name="T15">t13 = 144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личество кроликов в этом месяце =</text:span></text:span></text:p>
      <text:p text:style-name="P186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6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tn = tn-1 + tn-2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9">Задание</text:span></text:span></text:p>
      <text:p text:style-name="P186"><text:span text:style-name="Source_20_Text"><text:span text:style-name="T59"/></text:span></text:p>
      <text:p text:style-name="Standard"><text:span text:style-name="Source_20_Text"><text:span text:style-name="T104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59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59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77"/></text:span></text:p>
      <text:p text:style-name="Standard"><text:span text:style-name="Source_20_Text"><text:span text:style-name="T87">&gt;&gt;&gt; Это неправильно, так как этот кэш не очищается</text:span></text:span></text:p>
      <text:p text:style-name="Standard"><text:span text:style-name="Source_20_Text"><text:span text:style-name="T87">def fibo_nth(n)</text:span></text:span></text:p>
      <text:p text:style-name="Standard"><text:span text:style-name="Source_20_Text"><text:span text:style-name="T87"><text:s text:c="2"/>@fibo_numbers ||= {0 =&gt; 0, 1 =&gt; 1}</text:span></text:span></text:p>
      <text:p text:style-name="Standard"><text:span text:style-name="Source_20_Text"><text:span text:style-name="T87"><text:s text:c="2"/>@fibo_numbers[n] ||= fibo_nth(n-2) + fibo_nth(n-1)</text:span></text:span></text:p>
      <text:p text:style-name="Standard"><text:span text:style-name="Source_20_Text"><text:span text:style-name="T87">end</text:span></text:span></text:p>
      <text:p text:style-name="Standard"><text:span text:style-name="Source_20_Text"><text:span text:style-name="T87">fibo_nth(20) #=&gt; 6765</text:span></text:span></text:p>
      <text:p text:style-name="Standard"><text:span text:style-name="Source_20_Text"><text:span text:style-name="T77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59">Задание</text:span></text:span></text:p>
      <text:p text:style-name="Standard"><text:soft-page-break/><text:span text:style-name="Source_20_Text"><text:span text:style-name="T59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6"><text:span text:style-name="Source_20_Text"><text:span text:style-name="T59">(домашнее) Задание </text:span></text:span><text:span text:style-name="Source_20_Text"><text:span text:style-name="T44">нет на слайдах</text:span></text:span></text:p>
      <text:p text:style-name="P186"><text:span text:style-name="Source_20_Text"><text:span text:style-name="T59"/></text:span></text:p>
      <text:p text:style-name="P186"><text:span text:style-name="Source_20_Text"><text:span text:style-name="T51">(вариации на тему http://en.wikipedia.org/wiki/Caesar_cipher)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 b c d e f g h i j k l m n o p q r s t u v w x y z</text:span></text:span></text:p>
      <text:p text:style-name="P186"><text:span text:style-name="Source_20_Text"><text:span text:style-name="T15"><text:tab/>d e f g h i j k l m n o p q r s t u v w x y z { <text:s/>| <text:s/>}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hift_cipher('abcdef', 3) #=&gt; 'defghi'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Проблемы:</text:span></text:span></text:p>
      <text:p text:style-name="P186"><text:span text:style-name="Source_20_Text"><text:span text:style-name="T15">у пробела нет предыдущего печатаемого символа http://en.wikipedia.org/wiki/Latin-1</text:span></text:span></text:p>
      <text:p text:style-name="P186"><text:span text:style-name="Source_20_Text"><text:span text:style-name="T15"><text:tab/>&gt; ' '.ord #=&gt; 32</text:span></text:span></text:p>
      <text:p text:style-name="P186"><text:span text:style-name="Source_20_Text"><text:span text:style-name="T15"><text:tab/>&gt; 31.chr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2/recursion/cipher_machine_stub</text:span></text:span></text:p>
      <text:p text:style-name="P186"><text:span text:style-name="Source_20_Text"><text:span text:style-name="T15">ответ: lesson.32/recursion/cipher_machin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Base case - сдвиг пустой строки дает пустую строку</text:span></text:span></text:p>
      <text:p text:style-name="P186"><text:span text:style-name="Source_20_Text"><text:span text:style-name="T51">Индукция - сдвинуть первый символ и присоединить к нему сдвинутую оставшуюся подстроку без первого символа</text:span></text:span></text:p>
      <text:p text:style-name="P186"><text:span text:style-name="Source_20_Text"><text:span text:style-name="T44"/></text:span></text:p>
      <text:p text:style-name="P186"><text:span text:style-name="Source_20_Text"><text:span text:style-name="T44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6"><text:span text:style-name="Source_20_Text"><text:span text:style-name="T44"/></text:span></text:p>
      <text:p text:style-name="P186"><text:span text:style-name="Source_20_Text"><text:span text:style-name="T51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7">Занятие 34+35</text:p>
            <text:p text:style-name="P157">(90 минут)</text:p>
          </table:table-cell>
        </table:table-row>
      </table:table>
      <text:p text:style-name="P186"><text:span text:style-name="Source_20_Text"><text:span text:style-name="T44"/></text:span></text:p>
      <text:p text:style-name="P186"><text:span text:style-name="Source_20_Text"><text:span text:style-name="T67">Раздаточный материал</text:span></text:span></text:p>
      <text:p text:style-name="P186"><text:span text:style-name="Source_20_Text"><text:span text:style-name="T67"/></text:span></text:p>
      <text:list xml:id="list125652804961800" text:continue-list="list9204945205370076512" text:style-name="L69">
        <text:list-item>
          <text:p text:style-name="P293"><text:span text:style-name="Source_20_Text"><text:span text:style-name="T51">lesson.34.tar.bz2</text:span></text:span></text:p>
        </text:list-item>
        <text:list-item>
          <text:p text:style-name="P293"><text:span text:style-name="Source_20_Text"><text:span text:style-name="T51">lesson.35.tar.bz2</text:span></text:span></text:p>
          <text:p text:style-name="P293"><text:span text:style-name="Source_20_Text"><text:span text:style-name="T51"/></text:span></text:p>
        </text:list-item>
      </text:list>
      <text:p text:style-name="P193"><text:span text:style-name="Source_20_Text"><text:span text:style-name="T60">Разбор digital_root</text:span></text:span></text:p>
      <text:p text:style-name="P186"><text:span text:style-name="Source_20_Text"><text:span text:style-name="T59"/></text:span></text:p>
      <text:p text:style-name="P193"><text:span text:style-name="Source_20_Text"><text:span text:style-name="T16">см. lesson.35/recursion/digital_root_tonya</text:span></text:span></text:p>
      <text:p text:style-name="P193"><text:span text:style-name="Source_20_Text"><text:span text:style-name="T16"/></text:span></text:p>
      <text:p text:style-name="P186"><text:span text:style-name="Source_20_Text"><text:span text:style-name="T59">Рекурсивные структуры данных</text:span></text:span></text:p>
      <text:p text:style-name="P186"><text:span text:style-name="Source_20_Text"><text:span text:style-name="T59"/></text:span></text:p>
      <text:p text:style-name="P186"><text:span text:style-name="Source_20_Text"><text:span text:style-name="T15">см. слайд с красивыми картинками-тучками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просао используется скобочная форма записи дерева:</text:span></text:span></text:p>
      <text:p text:style-name="P186"><text:span text:style-name="Source_20_Text"><text:span text:style-name="T15"><text:tab/>lesson.34/recursion/sent.en.parsed</text:span></text:span></text:p>
      <text:p text:style-name="P186"><text:span text:style-name="Source_20_Text"><text:span text:style-name="T15"><text:tab/>lesson.34/recursion/sent.de.parsed</text:span></text:span></text:p>
      <text:p text:style-name="P186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6"><text:span text:style-name="Source_20_Text"><text:span text:style-name="T15"><text:tab/>&gt; cat sent.en.parsed | syn_ps2tree</text:span></text:span></text:p>
      <text:p text:style-name="P186"><text:span text:style-name="Source_20_Text"><text:span text:style-name="T15">получится как в файле:</text:span></text:span></text:p>
      <text:p text:style-name="P186"><text:span text:style-name="Source_20_Text"><text:span text:style-name="T15"><text:tab/>lesson.34/recursion/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ереве можно представить в виде вложенных массивов.</text:span></text:span></text:p>
      <text:p text:style-name="P186"><text:span text:style-name="Source_20_Text"><text:span text:style-name="T15">1) каждый уровень это массив узлов</text:span></text:span></text:p>
      <text:p text:style-name="P186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6"><text:span text:style-name="Source_20_Text"><text:span text:style-name="T15"><text:tab/>ответ: 1 11 111 12 13 131 132 <text:s text:c="4"/># в порядке обхода графа в глубину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где располагались бы дочерние узлы (например 1311, 1312) узла 131?</text:span></text:span></text:p>
      <text:p text:style-name="P186"><text:span text:style-name="Source_20_Text"><text:span text:style-name="T59"/></text:span></text:p>
      <text:p text:style-name="P186"><text:span text:style-name="Source_20_Text"><text:span text:style-name="T15">см. массивы, заданные в файле display_parse_tree_stub</text:span></text:span></text:p>
      <text:p text:style-name="P186"><text:span text:style-name="Source_20_Text"><text:span text:style-name="T15"><text:tab/>parsing1 - дерево немецкого предложения</text:span></text:span></text:p>
      <text:p text:style-name="P186"><text:span text:style-name="Source_20_Text"><text:span text:style-name="T15"><text:tab/>parsing2 - дерево английского предложения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 как его создать такой массив из скобочной записи:</text:span></text:span></text:p>
      <text:list xml:id="list6137482395667234771" text:style-name="L72">
        <text:list-item>
          <text:p text:style-name="P296"><text:span text:style-name="Source_20_Text"><text:span text:style-name="T15">заменить (( на [ и )) на ]</text:span></text:span></text:p>
        </text:list-item>
      </text:list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, как из дерева создать такой массив:</text:span></text:span></text:p>
      <text:list xml:id="list6880459188858744384" text:style-name="L73">
        <text:list-item>
          <text:p text:style-name="P297"><text:span text:style-name="Source_20_Text"><text:span text:style-name="T15">каждый </text:span></text:span><text:span text:style-name="Source_20_Text"><text:span text:style-name="T59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7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7"><text:soft-page-break/><text:span text:style-name="Source_20_Text"><text:span text:style-name="T15"/></text:span></text:p>
        </text:list-item>
      </text:list>
      <text:p text:style-name="P186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4/recursion/display_parse_tree</text:span></text:span></text:p>
      <text:p text:style-name="P186"><text:span text:style-name="Source_20_Text"><text:span text:style-name="T15">начальный скрипт: lesson.34/recursion/display_parse_tre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ля сравнения используйте команду (отличия должны быть минимальны)</text:span></text:span></text:p>
      <text:p text:style-name="P186"><text:span text:style-name="Source_20_Text"><text:span text:style-name="T15"><text:tab/>display_parse_tree_stub | diff -Z - 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) реализация без рекурсии</text:span></text:span></text:p>
      <text:p text:style-name="P186"><text:span text:style-name="Source_20_Text"><text:span text:style-name="T15"><text:tab/><text:tab/>ответ: scripts/syntagma.awk функция print_p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44">TODO: Сделать то же самое при помощи Hash, положить в lesson.35</text:span></text:span></text:p>
      <text:p text:style-name="P186"><text:span text:style-name="Source_20_Text"><text:span text:style-name="T44"/></text:span></text:p>
      <text:p text:style-name="P195"><text:span text:style-name="Source_20_Text"><text:span text:style-name="T44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6">Merge sort</text:p>
            <text:p text:style-name="P322">Задание от Полины: dict_intersect</text:p>
          </table:table-cell>
          <table:table-cell table:style-name="Table46.A1" office:value-type="string">
            <text:p text:style-name="P158">Занятие <text:span text:style-name="T115">36+37</text:span></text:p>
            <text:p text:style-name="P158">(90 минут)</text:p>
          </table:table-cell>
        </table:table-row>
      </table:table>
      <text:p text:style-name="P195"><text:span text:style-name="Source_20_Text"><text:span text:style-name="T61"/></text:span></text:p>
      <text:p text:style-name="P195"><text:span text:style-name="Source_20_Text"><text:span text:style-name="T62">Раздаточный материал</text:span></text:span></text:p>
      <text:p text:style-name="P195"><text:span text:style-name="Source_20_Text"><text:span text:style-name="T62"/></text:span></text:p>
      <text:list xml:id="list8238245650236249975" text:style-name="L74">
        <text:list-item>
          <text:p text:style-name="P298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  <text:list-item>
          <text:p text:style-name="P299"><text:span text:style-name="Source_20_Text"><text:span text:style-name="T29">lesson.37.tar.bz2</text:span></text:span></text:p>
        </text:list-item>
      </text:list>
      <text:p text:style-name="P195"><text:span text:style-name="Source_20_Text"><text:span text:style-name="T62"/></text:span></text:p>
      <text:p text:style-name="P311"><text:span text:style-name="Source_20_Text"><text:span text:style-name="T66">Обсудить</text:span></text:span></text:p>
      <text:p text:style-name="P311"><text:span text:style-name="Source_20_Text"><text:span text:style-name="T66"/></text:span></text:p>
      <text:p text:style-name="P312"><text:span text:style-name="Source_20_Text"><text:span text:style-name="T39">Какую задачу на bruteforcing with стоит решить?</text:span></text:span></text:p>
      <text:list xml:id="list6950906007263868253" text:style-name="L78">
        <text:list-item>
          <text:p text:style-name="P313"><text:span text:style-name="Source_20_Text"><text:span text:style-name="T40">расставить на доске 8 ферзей так, чтобы они не атаковали друг друга</text:span></text:span></text:p>
        </text:list-item>
        <text:list-item>
          <text:p text:style-name="P313"><text:span text:style-name="Source_20_Text"><text:span text:style-name="T40">magic square (расставить числа так, чтобы сумма по всем ст</text:span></text:span><text:span text:style-name="Source_20_Text"><text:span text:style-name="T41">р</text:span></text:span><text:span text:style-name="Source_20_Text"><text:span text:style-name="T40">окам</text:span></text:span><text:span text:style-name="Source_20_Text"><text:span text:style-name="T41">, колонкам и диагоналям была равно. в квадрате 3x3 сумма = 15, в квадрате 4x4 сумма равна 34)</text:span></text:span></text:p>
        </text:list-item>
        <text:list-item>
          <text:p text:style-name="P314"><text:span text:style-name="Source_20_Text"><text:span text:style-name="T42">sudoku (похожа на magic square)</text:span></text:span></text:p>
        </text:list-item>
      </text:list>
      <text:p text:style-name="P195"><text:span text:style-name="Source_20_Text"><text:span text:style-name="T62"/></text:span></text:p>
      <text:p text:style-name="P195"><text:span text:style-name="Source_20_Text"><text:span text:style-name="T61">Merge sort</text:span></text:span></text:p>
      <text:p text:style-name="P194"><text:span text:style-name="Source_20_Text"><text:span text:style-name="T60"/></text:span></text:p>
      <text:p text:style-name="P194"><text:span text:style-name="Source_20_Text"><text:span text:style-name="T17">см. презентацию sorting.odp</text:span></text:span></text:p>
      <text:p text:style-name="P194"><text:span text:style-name="Source_20_Text"><text:span text:style-name="T61"/></text:span></text:p>
      <text:p text:style-name="P197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197"><text:span text:style-name="Source_20_Text"><text:span text:style-name="T22"/></text:span></text:p>
      <text:p text:style-name="P197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198"><text:span text:style-name="Source_20_Text"><text:span text:style-name="T22"/></text:span></text:p>
      <text:p text:style-name="P199"><text:span text:style-name="Source_20_Text"><text:span text:style-name="T48">НУЖНО ПОДПРАВИТЬ НА СЛАЙДАХ. сделать отдельный слайд для задания по merging.</text:span></text:span></text:p>
      <text:p text:style-name="P199"><text:span text:style-name="Source_20_Text"><text:span text:style-name="T52"/></text:span></text:p>
      <text:p text:style-name="P198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198"><text:span text:style-name="Source_20_Text"><text:span text:style-name="T23"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01"><text:span text:style-name="Source_20_Text"><text:span text:style-name="T23"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198"><text:span text:style-name="Source_20_Text"><text:span text:style-name="T22"/></text:span></text:p>
      <text:p text:style-name="P199"><text:span text:style-name="Source_20_Text"><text:span text:style-name="T52">Инструмен</text:span></text:span><text:span text:style-name="Source_20_Text"><text:span text:style-name="T57">т</text:span></text:span><text:span text:style-name="Source_20_Text"><text:span text:style-name="T52">ы:</text:span></text:span></text:p>
      <text:p text:style-name="P199"><text:span text:style-name="Source_20_Text"><text:span text:style-name="T52">цикл </text:span></text:span></text:p>
      <text:p text:style-name="P199"><text:span text:style-name="Source_20_Text"><text:span text:style-name="T52">Array#shift - деструктивный способ, нельзя использовать для сортировки на месте</text:span></text:span></text:p>
      <text:p text:style-name="P202"><text:span text:style-name="Source_20_Text"><text:span text:style-name="T54">Array[lind..-1] - получение остатка массива начиная с позиции lind</text:span></text:span></text:p>
      <text:p text:style-name="P203"><text:span text:style-name="Source_20_Text"><text:span text:style-name="T55">Array#+ - объединенние массивов</text:span></text:span></text:p>
      <text:p text:style-name="P205"><text:span text:style-name="Source_20_Text"><text:span text:style-name="T58">Array#concat</text:span></text:span></text:p>
      <text:p text:style-name="P203"><text:span text:style-name="Source_20_Text"><text:span text:style-name="T56"/></text:span></text:p>
      <text:p text:style-name="P199"><text:span text:style-name="Source_20_Text"><text:span text:style-name="T52">!!! Задание: merge sort to new</text:span></text:span></text:p>
      <text:p text:style-name="P201"><text:span text:style-name="Source_20_Text"><text:span text:style-name="T53">см. решение ивана</text:span></text:span></text:p>
      <text:p text:style-name="P201"><text:span text:style-name="Source_20_Text"><text:span text:style-name="T53"/></text:span></text:p>
      <text:p text:style-name="P204"><text:span text:style-name="Source_20_Text"><text:span text:style-name="T56">!!! добавить в скрипт verboser и увидеть, как разбивается массив на части и как он сортируется по частям.</text:span></text:span></text:p>
      <text:p text:style-name="P199"><text:span text:style-name="Source_20_Text"><text:span text:style-name="T48"/></text:span></text:p>
      <text:p text:style-name="P194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1:2</text:span></text:span></text:p>
      <text:p text:style-name="P194"><text:span text:style-name="Source_20_Text"><text:span text:style-name="T18"/></text:span></text:p>
      <text:p text:style-name="P200"><text:span text:style-name="Source_20_Text"><text:span text:style-name="T26">!!! Задание: merge sort in place</text:span></text:span></text:p>
      <text:p text:style-name="P194"><text:soft-page-break/><text:span text:style-name="Source_20_Text"><text:span text:style-name="T19"/></text:span></text:p>
      <text:p text:style-name="P302"><text:span text:style-name="Source_20_Text"><text:span text:style-name="T63">Задание </text:span></text:span><text:span text:style-name="Source_20_Text"><text:span text:style-name="T64">dict_intersect (</text:span></text:span><text:span text:style-name="Source_20_Text"><text:span text:style-name="T63">от </text:span></text:span><text:span text:style-name="Source_20_Text"><text:span text:style-name="T64">Полины)</text:span></text:span></text:p>
      <text:p text:style-name="P302"><text:span text:style-name="Source_20_Text"><text:span text:style-name="T63"/></text:span></text:p>
      <text:p text:style-name="P309"><text:span text:style-name="Source_20_Text"><text:span text:style-name="T38">lesson.37/dict_intersect/</text:span></text:span></text:p>
      <text:p text:style-name="P309"><text:span text:style-name="Source_20_Text"><text:span text:style-name="T65"/></text:span></text:p>
      <text:p text:style-name="P307"><text:span text:style-name="Source_20_Text"><text:span text:style-name="T33">Разработайте скрипт, который удалит слова, перечисленные в сем</text:span></text:span><text:span text:style-name="Source_20_Text"><text:span text:style-name="T43">.</text:span></text:span><text:span text:style-name="Source_20_Text"><text:span text:style-name="T33"> словаре (файл </text:span></text:span><text:span text:style-name="Source_20_Text"><text:span text:style-name="T30">noun_negative.srcsmd</text:span></text:span><text:span text:style-name="Source_20_Text"><text:span text:style-name="T33">) из файла, содержащего англо-китайские соответствия (файл </text:span></text:span><text:span text:style-name="Source_20_Text"><text:span text:style-name="T30">eng_negative_effect_translated_ch</text:span></text:span><text:span text:style-name="Source_20_Text"><text:span text:style-name="T33">). Результирующий файл должен содержать </text:span></text:span><text:span text:style-name="Source_20_Text"><text:span text:style-name="T36">сокращенный набор </text:span></text:span><text:span text:style-name="Source_20_Text"><text:span text:style-name="T33">англо-китайски</text:span></text:span><text:span text:style-name="Source_20_Text"><text:span text:style-name="T36">х</text:span></text:span><text:span text:style-name="Source_20_Text"><text:span text:style-name="T33"> соответстви</text:span></text:span><text:span text:style-name="Source_20_Text"><text:span text:style-name="T36">й</text:span></text:span><text:span text:style-name="Source_20_Text"><text:span text:style-name="T33"> в первонача</text:span></text:span><text:span text:style-name="Source_20_Text"><text:span text:style-name="T34">л</text:span></text:span><text:span text:style-name="Source_20_Text"><text:span text:style-name="T33">ьно</text:span></text:span><text:span text:style-name="Source_20_Text"><text:span text:style-name="T34">м</text:span></text:span><text:span text:style-name="Source_20_Text"><text:span text:style-name="T33"> формате (</text:span></text:span><text:span text:style-name="Source_20_Text"><text:span text:style-name="T36">в том числе,</text:span></text:span><text:span text:style-name="Source_20_Text"><text:span text:style-name="T37"> с тем же порядком слов</text:span></text:span><text:span text:style-name="Source_20_Text"><text:span text:style-name="T33">)</text:span></text:span><text:span text:style-name="Source_20_Text"><text:span text:style-name="T35">.</text:span></text:span></text:p>
      <text:p text:style-name="P308"><text:span text:style-name="Source_20_Text"><text:span text:style-name="T31"/></text:span></text:p>
      <text:p text:style-name="P305"><text:span text:style-name="Source_20_Text"><text:span text:style-name="T31">&gt; dict_intersect </text:span></text:span><text:span text:style-name="Source_20_Text"><text:span text:style-name="T30">noun_negative.srcsmd</text:span></text:span><text:span text:style-name="Source_20_Text"><text:span text:style-name="T31"> </text:span></text:span><text:span text:style-name="Source_20_Text"><text:span text:style-name="T30">eng_negative_effect_translated_ch</text:span></text:span></text:p>
      <text:p text:style-name="P302"><text:span text:style-name="Source_20_Text"><text:span text:style-name="T63"/></text:span></text:p>
      <text:p text:style-name="P305"><text:span text:style-name="Source_20_Text"><text:span text:style-name="T31">ожидаемый выход:</text:span></text:span></text:p>
      <text:p text:style-name="P305"><text:span text:style-name="Source_20_Text"><text:span text:style-name="T30">eng_negative_effect_translated_ch.out.polina</text:span></text:span></text:p>
      <text:p text:style-name="P305"><text:span text:style-name="Source_20_Text"><text:span text:style-name="T30"/></text:span></text:p>
      <text:p text:style-name="P305"><text:span text:style-name="Source_20_Text"><text:span text:style-name="T31">начальный скрипт: нет. хаха</text:span></text:span></text:p>
      <text:p text:style-name="P305"><text:span text:style-name="Source_20_Text"><text:span text:style-name="T31">ответ: </text:span></text:span><text:span text:style-name="Source_20_Text"><text:span text:style-name="T30">dict_intersect_polina</text:span></text:span></text:p>
      <text:p text:style-name="P305"><text:span text:style-name="Source_20_Text"><text:span text:style-name="T30"/></text:span></text:p>
      <text:p text:style-name="P305"><text:span text:style-name="Source_20_Text"><text:span text:style-name="T31">Дополнительное задание: исследуйте отличия в выходе двух скриптов:</text:span></text:span></text:p>
      <text:p text:style-name="P305"><text:span text:style-name="Source_20_Text"><text:span text:style-name="T31"><text:tab/></text:span></text:span><text:span text:style-name="Source_20_Text"><text:span text:style-name="T30">eng_negative_effect_translated_ch.out.polina</text:span></text:span></text:p>
      <text:p text:style-name="P305"><text:span text:style-name="Source_20_Text"><text:span text:style-name="T31"><text:tab/></text:span></text:span><text:span text:style-name="Source_20_Text"><text:span text:style-name="T30">eng_negative_effect_translated_ch.out.krot</text:span></text:span></text:p>
      <text:p text:style-name="P305"><text:span text:style-name="Source_20_Text"><text:span text:style-name="T30"/></text:span></text:p>
      <text:p text:style-name="P305"><text:span text:style-name="Source_20_Text"><text:span text:style-name="T31">Ответ:</text:span></text:span></text:p>
      <text:p text:style-name="P305"><text:span text:style-name="Source_20_Text"><text:span text:style-name="T31"/></text:span></text:p>
      <text:p text:style-name="P305"><text:span text:style-name="Source_20_Text"><text:span text:style-name="T31"><text:tab/>&gt; diff -b file1 file2</text:span></text:span></text:p>
      <text:p text:style-name="P305"><text:span text:style-name="Source_20_Text"><text:span text:style-name="T31"/></text:span></text:p>
      <text:p text:style-name="P305"><text:span text:style-name="Source_20_Text"><text:span text:style-name="T31">Измените</text:span></text:span><text:span text:style-name="Source_20_Text"><text:span text:style-name="T32"> ваш скрипт так, чтобы выход был как в файле</text:span></text:span></text:p>
      <text:p text:style-name="P306"><text:span text:style-name="Source_20_Text"><text:span text:style-name="T31"><text:tab/></text:span></text:span><text:span text:style-name="Source_20_Text"><text:span text:style-name="T30">eng_negative_effect_translated_ch.out.krot</text:span></text:span></text:p>
      <text:p text:style-name="P306"><text:span text:style-name="Source_20_Text"><text:span text:style-name="T30"/></text:span></text:p>
      <text:p text:style-name="P305"><text:span text:style-name="Source_20_Text"><text:span text:style-name="T31">ответ 2: </text:span></text:span><text:span text:style-name="Source_20_Text"><text:span text:style-name="T30">dict_intersect_krot</text:span></text:span></text:p>
      <text:p text:style-name="P305"><text:span text:style-name="Source_20_Text"><text:span text:style-name="T30"/></text:span></text:p>
      <text:p text:style-name="P315"><text:span text:style-name="Source_20_Text"><text:span text:style-name="T49">Новый теоретический материал:</text:span></text:span></text:p>
      <text:p text:style-name="P315"><text:span text:style-name="Source_20_Text"><text:span text:style-name="T49"/></text:span></text:p>
      <text:p text:style-name="P316"><text:span text:style-name="Source_20_Text"><text:span text:style-name="T50">сериализация</text:span></text:span></text:p>
      <text:p text:style-name="P316"><text:span text:style-name="Source_20_Text"><text:span text:style-name="T50"><text:tab/>Marshal#{dump,load}</text:span></text:span></text:p>
      <text:p text:style-name="P316"><text:span text:style-name="Source_20_Text"><text:span text:style-name="T50">показать, как копировать сложные объекты</text:span></text:span></text:p>
      <text:p text:style-name="P316"><text:span text:style-name="Source_20_Text"><text:span text:style-name="T50">может ли json сериализовать и десериализовать вложенные объекты</text:span></text:span></text:p>
      <text:p text:style-name="P316"><text:span text:style-name="Source_20_Text"><text:span text:style-name="T50">[{},{},[],{"a"={},:b =&gt; {}}]</text:span></text:span></text:p>
      <text:p text:style-name="P315"><text:span text:style-name="Source_20_Text"><text:span text:style-name="T49"/></text:span></text:p>
      <text:p text:style-name="P304"><text:span text:style-name="Source_20_Text"><text:span text:style-name="T30"/></text:span></text:p>
      <text:p text:style-name="P303"><text:span text:style-name="Source_20_Text"><text:span text:style-name="T63"/></text:span></text:p>
      <text:p text:style-name="P302"><text:span text:style-name="Source_20_Text"><text:span text:style-name="T63"/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321">Рекурсивные структуры данных</text:p>
            <text:p text:style-name="P320"/>
          </table:table-cell>
          <table:table-cell table:style-name="Table47.A1" office:value-type="string">
            <text:p text:style-name="P328">Занятие <text:span text:style-name="T115">38</text:span></text:p>
            <text:p text:style-name="P328">(90 минут)</text:p>
          </table:table-cell>
        </table:table-row>
      </table:table>
      <text:p text:style-name="P302"><text:span text:style-name="Source_20_Text"><text:span text:style-name="T47"/></text:span></text:p>
      <text:p text:style-name="P196"><text:span text:style-name="Source_20_Text"><text:span text:style-name="T69">Дерево в виде хэшей</text:span></text:span><text:span text:style-name="Source_20_Text"><text:span text:style-name="T71"> -- оставить на lesson.38</text:span></text:span></text:p>
      <text:p text:style-name="P196"><text:span text:style-name="Source_20_Text"><text:span text:style-name="T70"/></text:span></text:p>
      <text:p text:style-name="P196"><text:span text:style-name="Source_20_Text"><text:span text:style-name="T45">Показать, как можно представить дерево в виде системы хэшей</text:span></text:span><text:span text:style-name="Source_20_Text"><text:span text:style-name="T46">.</text:span></text:span></text:p>
      <text:p text:style-name="P196"><text:span text:style-name="Source_20_Text"><text:span text:style-name="T46"/></text:span></text:p>
      <text:p text:style-name="P196"><text:span text:style-name="Source_20_Text"><text:span text:style-name="T46">Задания:</text:span></text:span></text:p>
      <text:p text:style-name="P196"><text:span text:style-name="Source_20_Text"><text:span text:style-name="T46">1) зачитка скобочной записи в систему хэшей</text:span></text:span></text:p>
      <text:p text:style-name="P196"><text:span text:style-name="Source_20_Text"><text:span text:style-name="T46">2) вывод системы хэшей в скобочную запись.</text:span></text:span></text:p>
      <text:p text:style-name="P196"><text:span text:style-name="Source_20_Text"><text:span text:style-name="T46">3) вывод в том виде, в каком выводит интерлингва.</text:span></text:span><text:span text:style-name="Source_20_Text"><text:span text:style-name="T47"> (хотя это некорректно, так как парсинговое дерево</text:span></text:span></text:p>
      <text:p text:style-name="P196"><text:span text:style-name="Source_20_Text"><text:span text:style-name="T61"/></text:span></text:p>
      <text:p text:style-name="P194"><text:span text:style-name="Source_20_Text"><text:span text:style-name="T44"/></text:span></text:p>
      <text:p text:style-name="P186"><text:span text:style-name="Source_20_Text"><text:span text:style-name="T68">Разработка класса ParseTree</text:span></text:span></text:p>
      <text:p text:style-name="P186"><text:span text:style-name="Source_20_Text"><text:span text:style-name="T68"/></text:span></text:p>
      <text:p text:style-name="P186"><text:span text:style-name="Source_20_Text"><text:span text:style-name="T44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6"><text:span text:style-name="Source_20_Text"><text:span text:style-name="T44"/></text:span></text:p>
      <text:p text:style-name="P186"><text:span text:style-name="Source_20_Text"><text:span text:style-name="T15"/></text:span></text:p>
      <text:p text:style-name="P185"><text:span text:style-name="Source_20_Text"><text:span text:style-name="T15"/></text:span></text:p>
      <text:p text:style-name="P186"><text:span text:style-name="Source_20_Text"><text:span text:style-name="T77"/></text:span></text:p>
      <text:p text:style-name="P186"><text:span text:style-name="Source_20_Text"><text:span text:style-name="T59">Другие задания</text:span></text:span></text:p>
      <text:p text:style-name="P186"><text:span text:style-name="Source_20_Text"><text:span text:style-name="T59"/></text:span></text:p>
      <text:list xml:id="list125652930569345" text:continue-list="list7393307164214352662" text:style-name="WWNum72">
        <text:list-item>
          <text:p text:style-name="P300"><text:span text:style-name="Source_20_Text"><text:span text:style-name="T15">power используя прямую рекурсию</text:span></text:span></text:p>
        </text:list-item>
        <text:list-item>
          <text:p text:style-name="P30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0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0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00"><text:span text:style-name="Source_20_Text"><text:span text:style-name="T44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44">на отдельные слова (дан словарь). Достаточно получить одно разбиение.</text:span></text:span></text:p>
        </text:list-item>
        <text:list-item>
          <text:p text:style-name="P30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0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0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0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00"><text:span text:style-name="Source_20_Text"><text:span text:style-name="T44">судоку, рекурсивно перебором</text:span></text:span></text:p>
        </text:list-item>
        <text:list-item>
          <text:p text:style-name="P300"><text:span text:style-name="Source_20_Text"><text:span text:style-name="T44">задача о расстановке 4 ферзей, рекурсивно перебором</text:span></text:span></text:p>
        </text:list-item>
        <text:list-item>
          <text:p text:style-name="P30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6"><text:span text:style-name="Source_20_Text"><text:span text:style-name="T15"/></text:span></text:p>
      <text:p text:style-name="P111"><text:span text:style-name="Source_20_Text"><text:span text:style-name="T67">Вопросы для контроля по теме рекурсия</text:span></text:span></text:p>
      <text:p text:style-name="P111"><text:span text:style-name="Source_20_Text"><text:span text:style-name="T67"/></text:span></text:p>
      <text:p text:style-name="P111"><text:span text:style-name="Source_20_Text"><text:span text:style-name="T51">что такое рекурсия?</text:span></text:span></text:p>
      <text:p text:style-name="P111"><text:span text:style-name="Source_20_Text"><text:span text:style-name="T51">какие виды ее бывают?</text:span></text:span></text:p>
      <text:p text:style-name="P111"><text:span text:style-name="Source_20_Text"><text:span text:style-name="T51">назовите две составляющие рекуррентного определения</text:span></text:span></text:p>
      <text:p text:style-name="P111"><text:span text:style-name="Source_20_Text"><text:span text:style-name="T51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76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7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4476981542121646756" text:style-name="L75">
        <text:list-item>
          <text:p text:style-name="P275"><text:span text:style-name="T74">select!/keep_if – изменяют и</text:span>сх<text:span text:style-name="T74">одный объ</text:span>ек<text:span text:style-name="T74">т</text:span></text:p>
        </text:list-item>
        <text:list-item>
          <text:p text:style-name="P275"><text:span text:style-name="T74">select в</text:span>о<text:span text:style-name="T74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3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8">+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a + b</text:p>
          </table:table-cell>
        </table:table-row>
        <table:table-row>
          <table:table-cell table:style-name="Table12.A2" office:value-type="string">
            <text:p text:style-name="P178">-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a - 5 #=&gt; -2</text:p>
          </table:table-cell>
        </table:table-row>
        <table:table-row>
          <table:table-cell table:style-name="Table12.A2" office:value-type="string">
            <text:p text:style-name="P178">/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10 / 8 # =&gt; 1</text:p>
          </table:table-cell>
        </table:table-row>
        <table:table-row>
          <table:table-cell table:style-name="Table12.A2" office:value-type="string">
            <text:p text:style-name="P178">*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2 * 5 * b #=&gt; 20</text:p>
          </table:table-cell>
        </table:table-row>
        <table:table-row>
          <table:table-cell table:style-name="Table12.A2" office:value-type="string">
            <text:p text:style-name="P178">%</text:p>
          </table:table-cell>
          <table:table-cell table:style-name="Table12.A2" office:value-type="string">
            <text:p text:style-name="P178">остаток от деления (remainder; modulo)</text:p>
          </table:table-cell>
          <table:table-cell table:style-name="Table12.C2" office:value-type="string">
            <text:p text:style-name="P178">10 % 3 #=&gt; 1</text:p>
          </table:table-cell>
        </table:table-row>
        <table:table-row table:style-name="Table12.7">
          <table:table-cell table:style-name="Table12.A2" office:value-type="string">
            <text:p text:style-name="P178">**</text:p>
          </table:table-cell>
          <table:table-cell table:style-name="Table12.A2" office:value-type="string">
            <text:p text:style-name="P178">экспоненциация (возведение в степень)</text:p>
          </table:table-cell>
          <table:table-cell table:style-name="Table12.C2" office:value-type="string">
            <text:p text:style-name="P178">b**8 #=&gt; 256</text:p>
          </table:table-cell>
        </table:table-row>
        <table:table-row table:style-name="Table12.7">
          <table:table-cell table:style-name="Table12.A2" office:value-type="string">
            <text:p text:style-name="P178"/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/>
          </table:table-cell>
        </table:table-row>
      </table:table>
      <text:p text:style-name="P94"/>
      <text:list xml:id="list8760451231214043030" text:style-name="L76">
        <text:list-item>
          <text:p text:style-name="P276">унарная оператор – оператор, принимающий один аргумент (операнд)</text:p>
        </text:list-item>
        <text:list-item>
          <text:p text:style-name="P276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8">-</text:p>
          </table:table-cell>
          <table:table-cell table:style-name="Table13.A1" office:value-type="string">
            <text:p text:style-name="P178">унарный минус</text:p>
          </table:table-cell>
          <table:table-cell table:style-name="Table13.C1" office:value-type="string">
            <text:p text:style-name="P178">-5 <text:s/>-a</text:p>
          </table:table-cell>
        </table:table-row>
        <table:table-row>
          <table:table-cell table:style-name="Table13.A2" office:value-type="string">
            <text:p text:style-name="P178">+</text:p>
          </table:table-cell>
          <table:table-cell table:style-name="Table13.A2" office:value-type="string">
            <text:p text:style-name="P178">унарный плюс</text:p>
          </table:table-cell>
          <table:table-cell table:style-name="Table13.C2" office:value-type="string">
            <text:p text:style-name="P178">+</text:p>
          </table:table-cell>
        </table:table-row>
      </table:table>
      <text:p text:style-name="P94"/>
      <text:p text:style-name="P94">есть битовые операции</text:p>
      <text:list xml:id="list5163636792501503045" text:style-name="L77">
        <text:list-item>
          <text:p text:style-name="P277">двоичное смещение вправо: 10 &gt;&gt; 1 #=&gt; 5 равноценно делению на 2</text:p>
        </text:list-item>
        <text:list-item>
          <text:p text:style-name="P277">двоичное смещение влево: 10 &lt;&lt; 2 #= &gt; 40 равноценно умножению на 4</text:p>
          <text:p text:style-name="P278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89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89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88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94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88">!!! задание: попробовать в irb. Измениться ли значение переменной a ?</text:span></text:span></text:p>
      <text:p text:style-name="P96"><text:span text:style-name="Source_20_Text"><text:span text:style-name="T88"/></text:span></text:p>
      <text:p text:style-name="P145"><text:span text:style-name="Source_20_Text"><text:span text:style-name="T88">a ||= 2</text:span></text:span></text:p>
      <text:p text:style-name="P136"><text:span text:style-name="Source_20_Text"><text:span text:style-name="T75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29T12:56:51.003023979</dc:date>
    <meta:editing-duration>P15DT16H3M38S</meta:editing-duration>
    <meta:editing-cycles>1833</meta:editing-cycles>
    <dc:creator>Nikolai Krot</dc:creator>
    <meta:document-statistic meta:table-count="63" meta:image-count="0" meta:object-count="0" meta:page-count="141" meta:paragraph-count="3899" meta:word-count="21493" meta:character-count="148029" meta:non-whitespace-character-count="127895"/>
  </office:meta>
</office:document-meta>
</file>